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icrosoft YaHei" svg:font-family="'Microsoft YaHei'"/>
    <style:font-face style:name="OpenSymbol" svg:font-family="OpenSymbol"/>
    <style:font-face style:name="monospace" svg:font-family="monospace"/>
    <style:font-face style:name="Droid Sans Mono" svg:font-family="'Droid Sans Mono'" style:font-family-generic="modern" style:font-pitch="fixed"/>
    <style:font-face style:name="Lohit Hindi2" svg:font-family="'Lohit Hindi'" style:font-family-generic="modern" style:font-pitch="fixed"/>
    <style:font-face style:name="Monaco" svg:font-family="Monaco" style:font-family-generic="modern" style:font-pitch="fixed"/>
    <style:font-face style:name="微软雅黑2" svg:font-family="微软雅黑" style:font-family-generic="modern" style:font-pitch="fixed"/>
    <style:font-face style:name="Microsoft YaHei1" svg:font-family="'Microsoft YaHei'" style:font-pitch="variable"/>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1" svg:font-family="微软雅黑" style:font-family-generic="system" style:font-pitch="variable"/>
  </office:font-face-decls>
  <office:automatic-styles>
    <style:style style:name="Table1" style:family="table">
      <style:table-properties style:width="1.659in" fo:margin-left="2.6021in" table:align="left"/>
    </style:style>
    <style:style style:name="Table1.A" style:family="table-column">
      <style:table-column-properties style:column-width="0.3688in"/>
    </style:style>
    <style:style style:name="Table1.B" style:family="table-column">
      <style:table-column-properties style:column-width="1.2903in"/>
    </style:style>
    <style:style style:name="Table1.A1" style:family="table-cell">
      <style:table-cell-properties style:vertical-align="middle" style:border-line-width-left="0.0417in 0.0417in 0.0417in" style:border-line-width-top="0.0417in 0.0417in 0.0417in" style:border-line-width-bottom="0.0007in 0.0139in 0.0007in" fo:padding="0.0194in" fo:border-left="3pt double #808080" fo:border-right="none" fo:border-top="3pt double #808080" fo:border-bottom="0.05pt double #808080"/>
    </style:style>
    <style:style style:name="Table1.B1" style:family="table-cell">
      <style:table-cell-properties style:vertical-align="middle" style:border-line-width-left="0.0007in 0.0139in 0.0007in" style:border-line-width-right="0.0417in 0.0417in 0.0417in" style:border-line-width-top="0.0417in 0.0417in 0.0417in" style:border-line-width-bottom="0.0007in 0.0139in 0.0007in" fo:padding="0.0194in" fo:border-left="0.05pt double #808080" fo:border-right="3pt double #808080" fo:border-top="3pt double #808080" fo:border-bottom="0.05pt double #808080"/>
    </style:style>
    <style:style style:name="Table1.A2" style:family="table-cell">
      <style:table-cell-properties style:vertical-align="middle" style:border-line-width-left="0.0417in 0.0417in 0.0417in" style:border-line-width-bottom="0.0007in 0.0139in 0.0007in" fo:padding="0.0194in" fo:border-left="3pt double #808080" fo:border-right="none" fo:border-top="none" fo:border-bottom="0.05pt double #808080"/>
    </style:style>
    <style:style style:name="Table1.B2" style:family="table-cell">
      <style:table-cell-properties style:vertical-align="middle" style:border-line-width-left="0.0007in 0.0139in 0.0007in" style:border-line-width-right="0.0417in 0.0417in 0.0417in" style:border-line-width-bottom="0.0007in 0.0139in 0.0007in" fo:padding="0.0194in" fo:border-left="0.05pt double #808080" fo:border-right="3pt double #808080" fo:border-top="none" fo:border-bottom="0.05pt double #808080"/>
    </style:style>
    <style:style style:name="Table1.A7" style:family="table-cell">
      <style:table-cell-properties style:vertical-align="middle" style:border-line-width-left="0.0417in 0.0417in 0.0417in" style:border-line-width-bottom="0.0417in 0.0417in 0.0417in" fo:padding="0.0194in" fo:border-left="3pt double #808080" fo:border-right="none" fo:border-top="none" fo:border-bottom="3pt double #808080"/>
    </style:style>
    <style:style style:name="Table1.B7" style:family="table-cell">
      <style:table-cell-properties style:vertical-align="middle" style:border-line-width-left="0.0007in 0.0139in 0.0007in" style:border-line-width-right="0.0417in 0.0417in 0.0417in" style:border-line-width-bottom="0.0417in 0.0417in 0.0417in" fo:padding="0.0194in" fo:border-left="0.05pt double #808080" fo:border-right="3pt double #808080" fo:border-top="none" fo:border-bottom="3pt double #808080"/>
    </style:style>
    <style:style style:name="Table2" style:family="table">
      <style:table-properties style:width="3.5667in" table:align="center"/>
    </style:style>
    <style:style style:name="Table2.A" style:family="table-column">
      <style:table-column-properties style:column-width="0.7778in"/>
    </style:style>
    <style:style style:name="Table2.B" style:family="table-column">
      <style:table-column-properties style:column-width="2.7889in"/>
    </style:style>
    <style:style style:name="Table2.A1" style:family="table-cell">
      <style:table-cell-properties style:vertical-align="middle" style:border-line-width-left="0.0417in 0.0417in 0.0417in" style:border-line-width-top="0.0417in 0.0417in 0.0417in" style:border-line-width-bottom="0.0007in 0.0139in 0.0007in" fo:padding="0.0194in" fo:border-left="3pt double #808080" fo:border-right="none" fo:border-top="3pt double #808080" fo:border-bottom="0.05pt double #808080"/>
    </style:style>
    <style:style style:name="Table2.B1" style:family="table-cell">
      <style:table-cell-properties style:vertical-align="middle" style:border-line-width-left="0.0007in 0.0139in 0.0007in" style:border-line-width-right="0.0417in 0.0417in 0.0417in" style:border-line-width-top="0.0417in 0.0417in 0.0417in" style:border-line-width-bottom="0.0007in 0.0139in 0.0007in" fo:padding="0.0194in" fo:border-left="0.05pt double #808080" fo:border-right="3pt double #808080" fo:border-top="3pt double #808080" fo:border-bottom="0.05pt double #808080"/>
    </style:style>
    <style:style style:name="Table2.A2" style:family="table-cell">
      <style:table-cell-properties style:vertical-align="middle" style:border-line-width-left="0.0417in 0.0417in 0.0417in" style:border-line-width-bottom="0.0007in 0.0139in 0.0007in" fo:padding="0.0194in" fo:border-left="3pt double #808080" fo:border-right="none" fo:border-top="none" fo:border-bottom="0.05pt double #808080"/>
    </style:style>
    <style:style style:name="Table2.B2" style:family="table-cell">
      <style:table-cell-properties style:vertical-align="middle" style:border-line-width-left="0.0007in 0.0139in 0.0007in" style:border-line-width-right="0.0417in 0.0417in 0.0417in" style:border-line-width-bottom="0.0007in 0.0139in 0.0007in" fo:padding="0.0194in" fo:border-left="0.05pt double #808080" fo:border-right="3pt double #808080" fo:border-top="none" fo:border-bottom="0.05pt double #808080"/>
    </style:style>
    <style:style style:name="Table2.A10" style:family="table-cell">
      <style:table-cell-properties style:vertical-align="middle" style:border-line-width-left="0.0417in 0.0417in 0.0417in" style:border-line-width-bottom="0.0417in 0.0417in 0.0417in" fo:padding="0.0194in" fo:border-left="3pt double #808080" fo:border-right="none" fo:border-top="none" fo:border-bottom="3pt double #808080"/>
    </style:style>
    <style:style style:name="Table2.B10" style:family="table-cell">
      <style:table-cell-properties style:vertical-align="middle" style:border-line-width-left="0.0007in 0.0139in 0.0007in" style:border-line-width-right="0.0417in 0.0417in 0.0417in" style:border-line-width-bottom="0.0417in 0.0417in 0.0417in" fo:padding="0.0194in" fo:border-left="0.05pt double #808080" fo:border-right="3pt double #808080" fo:border-top="none" fo:border-bottom="3pt double #808080"/>
    </style:style>
    <style:style style:name="Table3" style:family="table">
      <style:table-properties style:width="2.3229in" table:align="center"/>
    </style:style>
    <style:style style:name="Table3.A" style:family="table-column">
      <style:table-column-properties style:column-width="0.4278in"/>
    </style:style>
    <style:style style:name="Table3.B" style:family="table-column">
      <style:table-column-properties style:column-width="1.8951in"/>
    </style:style>
    <style:style style:name="Table3.A1" style:family="table-cell">
      <style:table-cell-properties style:vertical-align="middle" style:border-line-width-left="0.0417in 0.0417in 0.0417in" style:border-line-width-top="0.0417in 0.0417in 0.0417in" style:border-line-width-bottom="0.0007in 0.0139in 0.0007in" fo:padding="0.0194in" fo:border-left="3pt double #808080" fo:border-right="none" fo:border-top="3pt double #808080" fo:border-bottom="0.05pt double #808080"/>
    </style:style>
    <style:style style:name="Table3.B1" style:family="table-cell">
      <style:table-cell-properties style:vertical-align="middle" style:border-line-width-left="0.0007in 0.0139in 0.0007in" style:border-line-width-right="0.0417in 0.0417in 0.0417in" style:border-line-width-top="0.0417in 0.0417in 0.0417in" style:border-line-width-bottom="0.0007in 0.0139in 0.0007in" fo:padding="0.0194in" fo:border-left="0.05pt double #808080" fo:border-right="3pt double #808080" fo:border-top="3pt double #808080" fo:border-bottom="0.05pt double #808080"/>
    </style:style>
    <style:style style:name="Table3.A2" style:family="table-cell">
      <style:table-cell-properties style:vertical-align="middle" style:border-line-width-left="0.0417in 0.0417in 0.0417in" style:border-line-width-bottom="0.0007in 0.0139in 0.0007in" fo:padding="0.0194in" fo:border-left="3pt double #808080" fo:border-right="none" fo:border-top="none" fo:border-bottom="0.05pt double #808080"/>
    </style:style>
    <style:style style:name="Table3.B2" style:family="table-cell">
      <style:table-cell-properties style:vertical-align="middle" style:border-line-width-left="0.0007in 0.0139in 0.0007in" style:border-line-width-right="0.0417in 0.0417in 0.0417in" style:border-line-width-bottom="0.0007in 0.0139in 0.0007in" fo:padding="0.0194in" fo:border-left="0.05pt double #808080" fo:border-right="3pt double #808080" fo:border-top="none" fo:border-bottom="0.05pt double #808080"/>
    </style:style>
    <style:style style:name="Table3.A6" style:family="table-cell">
      <style:table-cell-properties style:vertical-align="middle" style:border-line-width-left="0.0417in 0.0417in 0.0417in" style:border-line-width-bottom="0.0417in 0.0417in 0.0417in" fo:padding="0.0194in" fo:border-left="3pt double #808080" fo:border-right="none" fo:border-top="none" fo:border-bottom="3pt double #808080"/>
    </style:style>
    <style:style style:name="Table3.B6" style:family="table-cell">
      <style:table-cell-properties style:vertical-align="middle" style:border-line-width-left="0.0007in 0.0139in 0.0007in" style:border-line-width-right="0.0417in 0.0417in 0.0417in" style:border-line-width-bottom="0.0417in 0.0417in 0.0417in" fo:padding="0.0194in" fo:border-left="0.05pt double #808080" fo:border-right="3pt double #808080" fo:border-top="none" fo:border-bottom="3pt double #808080"/>
    </style:style>
    <style:style style:name="Table4" style:family="table">
      <style:table-properties style:width="0.834in" table:align="center"/>
    </style:style>
    <style:style style:name="Table4.A" style:family="table-column">
      <style:table-column-properties style:column-width="0.3236in"/>
    </style:style>
    <style:style style:name="Table4.B" style:family="table-column">
      <style:table-column-properties style:column-width="0.5104in"/>
    </style:style>
    <style:style style:name="Table4.A1" style:family="table-cell">
      <style:table-cell-properties style:vertical-align="middle" style:border-line-width-left="0.0417in 0.0417in 0.0417in" style:border-line-width-top="0.0417in 0.0417in 0.0417in" style:border-line-width-bottom="0.0007in 0.0139in 0.0007in" fo:padding="0.0194in" fo:border-left="3pt double #808080" fo:border-right="none" fo:border-top="3pt double #808080" fo:border-bottom="0.05pt double #808080"/>
    </style:style>
    <style:style style:name="Table4.B1" style:family="table-cell">
      <style:table-cell-properties style:vertical-align="middle" style:border-line-width-left="0.0007in 0.0139in 0.0007in" style:border-line-width-right="0.0417in 0.0417in 0.0417in" style:border-line-width-top="0.0417in 0.0417in 0.0417in" style:border-line-width-bottom="0.0007in 0.0139in 0.0007in" fo:padding="0.0194in" fo:border-left="0.05pt double #808080" fo:border-right="3pt double #808080" fo:border-top="3pt double #808080" fo:border-bottom="0.05pt double #808080"/>
    </style:style>
    <style:style style:name="Table4.A2" style:family="table-cell">
      <style:table-cell-properties style:vertical-align="middle" style:border-line-width-left="0.0417in 0.0417in 0.0417in" style:border-line-width-bottom="0.0007in 0.0139in 0.0007in" fo:padding="0.0194in" fo:border-left="3pt double #808080" fo:border-right="none" fo:border-top="none" fo:border-bottom="0.05pt double #808080"/>
    </style:style>
    <style:style style:name="Table4.B2" style:family="table-cell">
      <style:table-cell-properties style:vertical-align="middle" style:border-line-width-left="0.0007in 0.0139in 0.0007in" style:border-line-width-right="0.0417in 0.0417in 0.0417in" style:border-line-width-bottom="0.0007in 0.0139in 0.0007in" fo:padding="0.0194in" fo:border-left="0.05pt double #808080" fo:border-right="3pt double #808080" fo:border-top="none" fo:border-bottom="0.05pt double #808080"/>
    </style:style>
    <style:style style:name="Table4.A3" style:family="table-cell">
      <style:table-cell-properties style:vertical-align="middle" style:border-line-width-left="0.0417in 0.0417in 0.0417in" style:border-line-width-bottom="0.0417in 0.0417in 0.0417in" fo:padding="0.0194in" fo:border-left="3pt double #808080" fo:border-right="none" fo:border-top="none" fo:border-bottom="3pt double #808080"/>
    </style:style>
    <style:style style:name="Table4.B3" style:family="table-cell">
      <style:table-cell-properties style:vertical-align="middle" style:border-line-width-left="0.0007in 0.0139in 0.0007in" style:border-line-width-right="0.0417in 0.0417in 0.0417in" style:border-line-width-bottom="0.0417in 0.0417in 0.0417in" fo:padding="0.0194in" fo:border-left="0.05pt double #808080" fo:border-right="3pt double #808080" fo:border-top="none" fo:border-bottom="3pt double #808080"/>
    </style:style>
    <style:style style:name="Table5" style:family="table">
      <style:table-properties style:width="3.3125in" table:align="center"/>
    </style:style>
    <style:style style:name="Table5.A" style:family="table-column">
      <style:table-column-properties style:column-width="0.4417in"/>
    </style:style>
    <style:style style:name="Table5.B" style:family="table-column">
      <style:table-column-properties style:column-width="0.4299in"/>
    </style:style>
    <style:style style:name="Table5.C" style:family="table-column">
      <style:table-column-properties style:column-width="1.3597in"/>
    </style:style>
    <style:style style:name="Table5.D" style:family="table-column">
      <style:table-column-properties style:column-width="0.4035in"/>
    </style:style>
    <style:style style:name="Table5.E" style:family="table-column">
      <style:table-column-properties style:column-width="0.6778in"/>
    </style:style>
    <style:style style:name="Table5.A1" style:family="table-cell">
      <style:table-cell-properties style:vertical-align="middle" style:border-line-width-left="0.0417in 0.0417in 0.0417in" style:border-line-width-top="0.0417in 0.0417in 0.0417in" style:border-line-width-bottom="0.0007in 0.0139in 0.0007in" fo:padding="0.0194in" fo:border-left="3pt double #808080" fo:border-right="none" fo:border-top="3pt double #808080" fo:border-bottom="0.05pt double #808080"/>
    </style:style>
    <style:style style:name="Table5.B1" style:family="table-cell">
      <style:table-cell-properties style:vertical-align="middle" style:border-line-width-left="0.0007in 0.0139in 0.0007in" style:border-line-width-top="0.0417in 0.0417in 0.0417in" style:border-line-width-bottom="0.0007in 0.0139in 0.0007in" fo:padding="0.0194in" fo:border-left="0.05pt double #808080" fo:border-right="none" fo:border-top="3pt double #808080" fo:border-bottom="0.05pt double #808080"/>
    </style:style>
    <style:style style:name="Table5.E1" style:family="table-cell">
      <style:table-cell-properties style:vertical-align="middle" style:border-line-width-left="0.0007in 0.0139in 0.0007in" style:border-line-width-right="0.0417in 0.0417in 0.0417in" style:border-line-width-top="0.0417in 0.0417in 0.0417in" style:border-line-width-bottom="0.0007in 0.0139in 0.0007in" fo:padding="0.0194in" fo:border-left="0.05pt double #808080" fo:border-right="3pt double #808080" fo:border-top="3pt double #808080" fo:border-bottom="0.05pt double #808080"/>
    </style:style>
    <style:style style:name="Table5.A2" style:family="table-cell">
      <style:table-cell-properties style:vertical-align="middle" style:border-line-width-left="0.0417in 0.0417in 0.0417in" style:border-line-width-bottom="0.0007in 0.0139in 0.0007in" fo:padding="0.0194in" fo:border-left="3pt double #808080" fo:border-right="none" fo:border-top="none" fo:border-bottom="0.05pt double #808080"/>
    </style:style>
    <style:style style:name="Table5.B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5.E2" style:family="table-cell">
      <style:table-cell-properties style:vertical-align="middle" style:border-line-width-left="0.0007in 0.0139in 0.0007in" style:border-line-width-right="0.0417in 0.0417in 0.0417in" style:border-line-width-bottom="0.0007in 0.0139in 0.0007in" fo:padding="0.0194in" fo:border-left="0.05pt double #808080" fo:border-right="3pt double #808080" fo:border-top="none" fo:border-bottom="0.05pt double #808080"/>
    </style:style>
    <style:style style:name="Table5.A3" style:family="table-cell">
      <style:table-cell-properties style:vertical-align="middle" style:border-line-width-left="0.0417in 0.0417in 0.0417in" style:border-line-width-bottom="0.0417in 0.0417in 0.0417in" fo:padding="0.0194in" fo:border-left="3pt double #808080" fo:border-right="none" fo:border-top="none" fo:border-bottom="3pt double #808080"/>
    </style:style>
    <style:style style:name="Table5.B3" style:family="table-cell">
      <style:table-cell-properties style:vertical-align="middle" style:border-line-width-left="0.0007in 0.0139in 0.0007in" style:border-line-width-bottom="0.0417in 0.0417in 0.0417in" fo:padding="0.0194in" fo:border-left="0.05pt double #808080" fo:border-right="none" fo:border-top="none" fo:border-bottom="3pt double #808080"/>
    </style:style>
    <style:style style:name="Table5.E3" style:family="table-cell">
      <style:table-cell-properties style:vertical-align="middle" style:border-line-width-left="0.0007in 0.0139in 0.0007in" style:border-line-width-right="0.0417in 0.0417in 0.0417in" style:border-line-width-bottom="0.0417in 0.0417in 0.0417in" fo:padding="0.0194in" fo:border-left="0.05pt double #808080" fo:border-right="3pt double #808080" fo:border-top="none" fo:border-bottom="3pt double #808080"/>
    </style:style>
    <style:style style:name="Table6" style:family="table">
      <style:table-properties style:width="2.1125in" table:align="center"/>
    </style:style>
    <style:style style:name="Table6.A" style:family="table-column">
      <style:table-column-properties style:column-width="0.5104in"/>
    </style:style>
    <style:style style:name="Table6.B" style:family="table-column">
      <style:table-column-properties style:column-width="0.4521in"/>
    </style:style>
    <style:style style:name="Table6.C" style:family="table-column">
      <style:table-column-properties style:column-width="0.6701in"/>
    </style:style>
    <style:style style:name="Table6.D" style:family="table-column">
      <style:table-column-properties style:column-width="0.4799in"/>
    </style:style>
    <style:style style:name="Table6.A1" style:family="table-cell">
      <style:table-cell-properties style:vertical-align="middle" style:border-line-width-left="0.0417in 0.0417in 0.0417in" style:border-line-width-top="0.0417in 0.0417in 0.0417in" style:border-line-width-bottom="0.0007in 0.0139in 0.0007in" fo:padding="0.0194in" fo:border-left="3pt double #808080" fo:border-right="none" fo:border-top="3pt double #808080" fo:border-bottom="0.05pt double #808080"/>
    </style:style>
    <style:style style:name="Table6.B1" style:family="table-cell">
      <style:table-cell-properties style:vertical-align="middle" style:border-line-width-left="0.0007in 0.0139in 0.0007in" style:border-line-width-top="0.0417in 0.0417in 0.0417in" style:border-line-width-bottom="0.0007in 0.0139in 0.0007in" fo:padding="0.0194in" fo:border-left="0.05pt double #808080" fo:border-right="none" fo:border-top="3pt double #808080" fo:border-bottom="0.05pt double #808080"/>
    </style:style>
    <style:style style:name="Table6.D1" style:family="table-cell">
      <style:table-cell-properties style:vertical-align="middle" style:border-line-width-left="0.0007in 0.0139in 0.0007in" style:border-line-width-right="0.0417in 0.0417in 0.0417in" style:border-line-width-top="0.0417in 0.0417in 0.0417in" style:border-line-width-bottom="0.0007in 0.0139in 0.0007in" fo:padding="0.0194in" fo:border-left="0.05pt double #808080" fo:border-right="3pt double #808080" fo:border-top="3pt double #808080" fo:border-bottom="0.05pt double #808080"/>
    </style:style>
    <style:style style:name="Table6.A2" style:family="table-cell">
      <style:table-cell-properties style:vertical-align="middle" style:border-line-width-left="0.0417in 0.0417in 0.0417in" style:border-line-width-bottom="0.0007in 0.0139in 0.0007in" fo:padding="0.0194in" fo:border-left="3pt double #808080" fo:border-right="none" fo:border-top="none" fo:border-bottom="0.05pt double #808080"/>
    </style:style>
    <style:style style:name="Table6.B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6.D2" style:family="table-cell">
      <style:table-cell-properties style:vertical-align="middle" style:border-line-width-left="0.0007in 0.0139in 0.0007in" style:border-line-width-right="0.0417in 0.0417in 0.0417in" style:border-line-width-bottom="0.0007in 0.0139in 0.0007in" fo:padding="0.0194in" fo:border-left="0.05pt double #808080" fo:border-right="3pt double #808080" fo:border-top="none" fo:border-bottom="0.05pt double #808080"/>
    </style:style>
    <style:style style:name="Table6.A3" style:family="table-cell">
      <style:table-cell-properties style:vertical-align="middle" style:border-line-width-left="0.0417in 0.0417in 0.0417in" style:border-line-width-bottom="0.0417in 0.0417in 0.0417in" fo:padding="0.0194in" fo:border-left="3pt double #808080" fo:border-right="none" fo:border-top="none" fo:border-bottom="3pt double #808080"/>
    </style:style>
    <style:style style:name="Table6.B3" style:family="table-cell">
      <style:table-cell-properties style:vertical-align="middle" style:border-line-width-left="0.0007in 0.0139in 0.0007in" style:border-line-width-bottom="0.0417in 0.0417in 0.0417in" fo:padding="0.0194in" fo:border-left="0.05pt double #808080" fo:border-right="none" fo:border-top="none" fo:border-bottom="3pt double #808080"/>
    </style:style>
    <style:style style:name="Table6.D3" style:family="table-cell">
      <style:table-cell-properties style:border-line-width-left="0.0007in 0.0139in 0.0007in" style:border-line-width-right="0.0417in 0.0417in 0.0417in" style:border-line-width-bottom="0.0417in 0.0417in 0.0417in" fo:padding="0.0194in" fo:border-left="0.05pt double #808080" fo:border-right="3pt double #808080" fo:border-top="none" fo:border-bottom="3pt double #808080"/>
    </style:style>
    <style:style style:name="Table7" style:family="table">
      <style:table-properties style:width="4.2604in" table:align="center"/>
    </style:style>
    <style:style style:name="Table7.A" style:family="table-column">
      <style:table-column-properties style:column-width="0.6472in"/>
    </style:style>
    <style:style style:name="Table7.B" style:family="table-column">
      <style:table-column-properties style:column-width="3.6132in"/>
    </style:style>
    <style:style style:name="Table7.A1" style:family="table-cell">
      <style:table-cell-properties style:vertical-align="middle" style:border-line-width-left="0.0417in 0.0417in 0.0417in" style:border-line-width-top="0.0417in 0.0417in 0.0417in" style:border-line-width-bottom="0.0007in 0.0139in 0.0007in" fo:padding="0.0194in" fo:border-left="3pt double #808080" fo:border-right="none" fo:border-top="3pt double #808080" fo:border-bottom="0.05pt double #808080"/>
    </style:style>
    <style:style style:name="Table7.B1" style:family="table-cell">
      <style:table-cell-properties style:vertical-align="middle" style:border-line-width-left="0.0007in 0.0139in 0.0007in" style:border-line-width-right="0.0417in 0.0417in 0.0417in" style:border-line-width-top="0.0417in 0.0417in 0.0417in" style:border-line-width-bottom="0.0007in 0.0139in 0.0007in" fo:padding="0.0194in" fo:border-left="0.05pt double #808080" fo:border-right="3pt double #808080" fo:border-top="3pt double #808080" fo:border-bottom="0.05pt double #808080"/>
    </style:style>
    <style:style style:name="Table7.A2" style:family="table-cell">
      <style:table-cell-properties style:vertical-align="middle" style:border-line-width-left="0.0417in 0.0417in 0.0417in" style:border-line-width-bottom="0.0007in 0.0139in 0.0007in" fo:padding="0.0194in" fo:border-left="3pt double #808080" fo:border-right="none" fo:border-top="none" fo:border-bottom="0.05pt double #808080"/>
    </style:style>
    <style:style style:name="Table7.B2" style:family="table-cell">
      <style:table-cell-properties style:vertical-align="middle" style:border-line-width-left="0.0007in 0.0139in 0.0007in" style:border-line-width-right="0.0417in 0.0417in 0.0417in" style:border-line-width-bottom="0.0007in 0.0139in 0.0007in" fo:padding="0.0194in" fo:border-left="0.05pt double #808080" fo:border-right="3pt double #808080" fo:border-top="none" fo:border-bottom="0.05pt double #808080"/>
    </style:style>
    <style:style style:name="Table7.A17" style:family="table-cell">
      <style:table-cell-properties style:vertical-align="middle" style:border-line-width-left="0.0417in 0.0417in 0.0417in" style:border-line-width-bottom="0.0417in 0.0417in 0.0417in" fo:padding="0.0194in" fo:border-left="3pt double #808080" fo:border-right="none" fo:border-top="none" fo:border-bottom="3pt double #808080"/>
    </style:style>
    <style:style style:name="Table7.B17" style:family="table-cell">
      <style:table-cell-properties style:vertical-align="middle" style:border-line-width-left="0.0007in 0.0139in 0.0007in" style:border-line-width-right="0.0417in 0.0417in 0.0417in" style:border-line-width-bottom="0.0417in 0.0417in 0.0417in" fo:padding="0.0194in" fo:border-left="0.05pt double #808080" fo:border-right="3pt double #808080" fo:border-top="none" fo:border-bottom="3pt double #808080"/>
    </style:style>
    <style:style style:name="Table8" style:family="table">
      <style:table-properties style:width="5.4979in" table:align="center"/>
    </style:style>
    <style:style style:name="Table8.A" style:family="table-column">
      <style:table-column-properties style:column-width="1.5986in"/>
    </style:style>
    <style:style style:name="Table8.B" style:family="table-column">
      <style:table-column-properties style:column-width="3.8993in"/>
    </style:style>
    <style:style style:name="Table8.A1" style:family="table-cell">
      <style:table-cell-properties style:vertical-align="middle" style:border-line-width-left="0.0417in 0.0417in 0.0417in" style:border-line-width-top="0.0417in 0.0417in 0.0417in" style:border-line-width-bottom="0.0007in 0.0139in 0.0007in" fo:padding="0.0194in" fo:border-left="3pt double #808080" fo:border-right="none" fo:border-top="3pt double #808080" fo:border-bottom="0.05pt double #808080"/>
    </style:style>
    <style:style style:name="Table8.B1" style:family="table-cell">
      <style:table-cell-properties style:vertical-align="middle" style:border-line-width-left="0.0007in 0.0139in 0.0007in" style:border-line-width-right="0.0417in 0.0417in 0.0417in" style:border-line-width-top="0.0417in 0.0417in 0.0417in" style:border-line-width-bottom="0.0007in 0.0139in 0.0007in" fo:padding="0.0194in" fo:border-left="0.05pt double #808080" fo:border-right="3pt double #808080" fo:border-top="3pt double #808080" fo:border-bottom="0.05pt double #808080"/>
    </style:style>
    <style:style style:name="Table8.A2" style:family="table-cell">
      <style:table-cell-properties style:vertical-align="middle" style:border-line-width-left="0.0417in 0.0417in 0.0417in" style:border-line-width-bottom="0.0007in 0.0139in 0.0007in" fo:padding="0.0194in" fo:border-left="3pt double #808080" fo:border-right="none" fo:border-top="none" fo:border-bottom="0.05pt double #808080"/>
    </style:style>
    <style:style style:name="Table8.B2" style:family="table-cell">
      <style:table-cell-properties style:vertical-align="middle" style:border-line-width-left="0.0007in 0.0139in 0.0007in" style:border-line-width-right="0.0417in 0.0417in 0.0417in" style:border-line-width-bottom="0.0007in 0.0139in 0.0007in" fo:padding="0.0194in" fo:border-left="0.05pt double #808080" fo:border-right="3pt double #808080" fo:border-top="none" fo:border-bottom="0.05pt double #808080"/>
    </style:style>
    <style:style style:name="Table8.A4" style:family="table-cell">
      <style:table-cell-properties style:vertical-align="middle" style:border-line-width-left="0.0417in 0.0417in 0.0417in" style:border-line-width-bottom="0.0417in 0.0417in 0.0417in" fo:padding="0.0194in" fo:border-left="3pt double #808080" fo:border-right="none" fo:border-top="none" fo:border-bottom="3pt double #808080"/>
    </style:style>
    <style:style style:name="Table8.B4" style:family="table-cell">
      <style:table-cell-properties style:vertical-align="middle" style:border-line-width-left="0.0007in 0.0139in 0.0007in" style:border-line-width-right="0.0417in 0.0417in 0.0417in" style:border-line-width-bottom="0.0417in 0.0417in 0.0417in" fo:padding="0.0194in" fo:border-left="0.05pt double #808080" fo:border-right="3pt double #808080" fo:border-top="none" fo:border-bottom="3pt double #808080"/>
    </style:style>
    <style:style style:name="Table9" style:family="table">
      <style:table-properties style:width="3.7979in" table:align="center"/>
    </style:style>
    <style:style style:name="Table9.A" style:family="table-column">
      <style:table-column-properties style:column-width="0.6458in"/>
    </style:style>
    <style:style style:name="Table9.B" style:family="table-column">
      <style:table-column-properties style:column-width="3.1521in"/>
    </style:style>
    <style:style style:name="Table9.A1" style:family="table-cell">
      <style:table-cell-properties style:vertical-align="middle" style:border-line-width-left="0.0417in 0.0417in 0.0417in" style:border-line-width-top="0.0417in 0.0417in 0.0417in" style:border-line-width-bottom="0.0007in 0.0139in 0.0007in" fo:padding="0.0194in" fo:border-left="3pt double #808080" fo:border-right="none" fo:border-top="3pt double #808080" fo:border-bottom="0.05pt double #808080"/>
    </style:style>
    <style:style style:name="Table9.B1" style:family="table-cell">
      <style:table-cell-properties style:vertical-align="middle" style:border-line-width-left="0.0007in 0.0139in 0.0007in" style:border-line-width-right="0.0417in 0.0417in 0.0417in" style:border-line-width-top="0.0417in 0.0417in 0.0417in" style:border-line-width-bottom="0.0007in 0.0139in 0.0007in" fo:padding="0.0194in" fo:border-left="0.05pt double #808080" fo:border-right="3pt double #808080" fo:border-top="3pt double #808080" fo:border-bottom="0.05pt double #808080"/>
    </style:style>
    <style:style style:name="Table9.A2" style:family="table-cell">
      <style:table-cell-properties style:vertical-align="middle" style:border-line-width-left="0.0417in 0.0417in 0.0417in" style:border-line-width-bottom="0.0007in 0.0139in 0.0007in" fo:padding="0.0194in" fo:border-left="3pt double #808080" fo:border-right="none" fo:border-top="none" fo:border-bottom="0.05pt double #808080"/>
    </style:style>
    <style:style style:name="Table9.B2" style:family="table-cell">
      <style:table-cell-properties style:vertical-align="middle" style:border-line-width-left="0.0007in 0.0139in 0.0007in" style:border-line-width-right="0.0417in 0.0417in 0.0417in" style:border-line-width-bottom="0.0007in 0.0139in 0.0007in" fo:padding="0.0194in" fo:border-left="0.05pt double #808080" fo:border-right="3pt double #808080" fo:border-top="none" fo:border-bottom="0.05pt double #808080"/>
    </style:style>
    <style:style style:name="Table9.A5" style:family="table-cell">
      <style:table-cell-properties style:vertical-align="middle" style:border-line-width-left="0.0417in 0.0417in 0.0417in" style:border-line-width-bottom="0.0417in 0.0417in 0.0417in" fo:padding="0.0194in" fo:border-left="3pt double #808080" fo:border-right="none" fo:border-top="none" fo:border-bottom="3pt double #808080"/>
    </style:style>
    <style:style style:name="Table9.B5" style:family="table-cell">
      <style:table-cell-properties style:vertical-align="middle" style:border-line-width-left="0.0007in 0.0139in 0.0007in" style:border-line-width-right="0.0417in 0.0417in 0.0417in" style:border-line-width-bottom="0.0417in 0.0417in 0.0417in" fo:padding="0.0194in" fo:border-left="0.05pt double #808080" fo:border-right="3pt double #808080" fo:border-top="none" fo:border-bottom="3pt double #808080"/>
    </style:style>
    <style:style style:name="P1" style:family="paragraph" style:parent-style-name="Standard">
      <style:paragraph-properties fo:margin-left="0in" fo:margin-right="0in" fo:text-indent="0in" style:auto-text-indent="false"/>
      <style:text-properties style:font-name="Microsoft YaHei1" fo:font-size="10pt" style:font-size-asian="10pt" style:font-size-complex="10pt"/>
    </style:style>
    <style:style style:name="P2" style:family="paragraph" style:parent-style-name="Standard">
      <style:paragraph-properties fo:margin-left="0in" fo:margin-right="0in" fo:text-indent="0in" style:auto-text-indent="false"/>
      <style:text-properties fo:font-variant="normal" fo:text-transform="none" fo:color="#000000" style:font-name="微软雅黑" fo:font-size="10pt" fo:letter-spacing="normal" fo:font-style="normal" fo:font-weight="normal" style:font-size-asian="10pt" style:font-size-complex="10pt"/>
    </style:style>
    <style:style style:name="P3" style:family="paragraph" style:parent-style-name="Text_20_body">
      <style:paragraph-properties fo:margin-left="0in" fo:margin-right="0in" fo:text-indent="0in" style:auto-text-indent="false"/>
      <style:text-properties fo:font-variant="normal" fo:text-transform="none" fo:color="#000000" style:font-name="Microsoft YaHei1" fo:font-size="10pt" fo:letter-spacing="normal" fo:font-style="normal" fo:font-weight="normal" style:font-size-asian="10pt" style:font-size-complex="10pt"/>
    </style:style>
    <style:style style:name="P4" style:family="paragraph" style:parent-style-name="List_20_Contents">
      <style:paragraph-properties fo:margin-left="0in" fo:margin-right="0in" fo:text-indent="0in" style:auto-text-indent="false"/>
      <style:text-properties fo:font-size="10pt" style:font-size-asian="10pt" style:font-size-complex="10pt"/>
    </style:style>
    <style:style style:name="P5" style:family="paragraph" style:parent-style-name="List_20_Contents">
      <style:paragraph-properties fo:margin-left="0in" fo:margin-right="0in" fo:text-indent="0in" style:auto-text-indent="false"/>
      <style:text-properties style:font-name="Microsoft YaHei1" fo:font-size="10pt" style:font-size-asian="10pt" style:font-size-complex="10pt"/>
    </style:style>
    <style:style style:name="P6" style:family="paragraph" style:parent-style-name="List_20_Contents">
      <style:paragraph-properties fo:margin-left="0in" fo:margin-right="0in" fo:text-indent="0in" style:auto-text-indent="false"/>
      <style:text-properties fo:font-variant="normal" fo:text-transform="none" fo:color="#000000" style:font-name="Microsoft YaHei1" fo:font-size="10pt" fo:letter-spacing="normal" fo:font-style="normal" fo:font-weight="normal" style:font-size-asian="10pt" style:font-size-complex="10pt"/>
    </style:style>
    <style:style style:name="P7" style:family="paragraph" style:parent-style-name="List_20_Contents">
      <style:paragraph-properties fo:margin-left="0in" fo:margin-right="0in" fo:text-indent="0in" style:auto-text-indent="false"/>
      <style:text-properties fo:font-variant="normal" fo:text-transform="none" fo:color="#000000" style:font-name="Microsoft YaHei" fo:font-size="10pt" fo:letter-spacing="normal" fo:font-style="normal" fo:font-weight="normal" style:font-size-asian="10pt" style:font-size-complex="10pt"/>
    </style:style>
    <style:style style:name="P8" style:family="paragraph" style:parent-style-name="Text_20_body">
      <style:paragraph-properties fo:margin-left="0in" fo:margin-right="0in" fo:margin-top="0in" fo:margin-bottom="0in" fo:text-indent="0in" style:auto-text-indent="false"/>
      <style:text-properties fo:font-variant="normal" fo:text-transform="none" fo:color="#000000" fo:letter-spacing="normal"/>
    </style:style>
    <style:style style:name="P9" style:family="paragraph" style:parent-style-name="Text_20_body">
      <style:paragraph-properties fo:margin-top="0.1665in" fo:margin-bottom="0.0835in"/>
    </style:style>
    <style:style style:name="P10" style:family="paragraph" style:parent-style-name="Text_20_body">
      <style:paragraph-properties fo:margin-top="0.1665in" fo:margin-bottom="0.0835in"/>
      <style:text-properties fo:font-variant="normal" fo:text-transform="none" fo:color="#000000" style:font-name="Microsoft YaHei1" fo:font-size="10pt" fo:letter-spacing="normal" fo:font-style="normal" fo:font-weight="normal" style:font-size-asian="10pt" style:font-weight-asian="normal" style:font-size-complex="10pt" style:font-weight-complex="normal"/>
    </style:style>
    <style:style style:name="P11" style:family="paragraph" style:parent-style-name="List_20_Contents">
      <style:paragraph-properties fo:margin-top="0.1665in" fo:margin-bottom="0.0835in"/>
      <style:text-properties fo:font-variant="normal" fo:text-transform="none" fo:color="#000000" style:font-name="Microsoft YaHei1" fo:font-size="10pt" fo:letter-spacing="normal" fo:font-style="normal" fo:font-weight="normal" style:font-size-asian="10pt" style:font-size-complex="10pt"/>
    </style:style>
    <style:style style:name="P12" style:family="paragraph" style:parent-style-name="Standard">
      <style:paragraph-properties fo:margin-top="0.1665in" fo:margin-bottom="0.0835in"/>
      <style:text-properties fo:font-variant="normal" fo:text-transform="none" fo:color="#000000" style:font-name="Microsoft YaHei1" fo:font-size="10pt" fo:letter-spacing="normal" fo:font-style="normal" fo:font-weight="normal" style:font-name-asian="微软雅黑1" style:font-size-asian="10pt" style:font-name-complex="Lohit Hindi" style:font-size-complex="10pt"/>
    </style:style>
    <style:style style:name="P13" style:family="paragraph" style:parent-style-name="Text_20_body">
      <style:text-properties fo:font-variant="normal" fo:text-transform="none" fo:color="#000000" style:font-name="Microsoft YaHei" fo:font-size="10pt" fo:letter-spacing="normal" fo:font-style="normal" fo:font-weight="normal" style:font-size-asian="10pt" style:font-weight-asian="normal" style:font-size-complex="10pt" style:font-weight-complex="normal"/>
    </style:style>
    <style:style style:name="P14" style:family="paragraph" style:parent-style-name="Text_20_body">
      <style:text-properties fo:font-variant="normal" fo:text-transform="none" fo:color="#000000" style:font-name="Monaco" fo:font-size="14pt" fo:letter-spacing="normal" fo:font-style="normal" fo:font-weight="normal"/>
    </style:style>
    <style:style style:name="P15" style:family="paragraph" style:parent-style-name="Text_20_body">
      <style:text-properties fo:font-variant="normal" fo:text-transform="none" fo:color="#000000" style:font-name="Monaco" fo:font-size="10pt" fo:letter-spacing="normal" fo:font-style="normal" fo:font-weight="normal" style:font-size-asian="10pt" style:font-weight-asian="normal" style:font-size-complex="10pt" style:font-weight-complex="normal"/>
    </style:style>
    <style:style style:name="P16" style:family="paragraph" style:parent-style-name="Table_20_Contents">
      <style:text-properties style:font-name="Microsoft YaHei" fo:font-size="10pt" style:font-size-asian="10pt" style:font-size-complex="10pt"/>
    </style:style>
    <style:style style:name="P17" style:family="paragraph" style:parent-style-name="Table_20_Contents">
      <style:paragraph-properties fo:text-align="center" style:justify-single-word="false"/>
      <style:text-properties style:font-name="Microsoft YaHei" fo:font-size="10pt" style:font-size-asian="10pt" style:font-size-complex="10pt"/>
    </style:style>
    <style:style style:name="P18" style:family="paragraph" style:parent-style-name="Table_20_Contents">
      <style:text-properties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ext_20_body" style:list-style-name="L1">
      <style:text-properties fo:font-variant="normal" fo:text-transform="none" fo:color="#000000" style:font-name="Microsoft YaHei1" fo:font-size="10pt" fo:letter-spacing="normal" fo:font-style="normal" fo:font-weight="normal" style:font-size-asian="10pt" style:font-size-complex="10pt"/>
    </style:style>
    <style:style style:name="P21" style:family="paragraph" style:parent-style-name="Text_20_body" style:list-style-name="L1">
      <style:paragraph-properties fo:margin-top="0in" fo:margin-bottom="0in"/>
      <style:text-properties fo:font-variant="normal" fo:text-transform="none" fo:color="#000000" style:font-name="Microsoft YaHei1" fo:font-size="10pt" fo:letter-spacing="normal" fo:font-style="normal" fo:font-weight="normal" style:font-size-asian="10pt" style:font-size-complex="10pt"/>
    </style:style>
    <style:style style:name="P22" style:family="paragraph" style:parent-style-name="Heading_20_3">
      <style:paragraph-properties fo:text-align="end" style:justify-single-word="false"/>
      <style:text-properties fo:font-size="40pt" style:font-size-asian="40pt" style:font-size-complex="40pt"/>
    </style:style>
    <style:style style:name="P23" style:family="paragraph" style:parent-style-name="Heading_20_3">
      <style:text-properties fo:font-weight="normal" style:font-weight-asian="normal" style:font-weight-complex="normal"/>
    </style:style>
    <style:style style:name="P24" style:family="paragraph" style:parent-style-name="Heading_20_3">
      <style:paragraph-properties fo:margin-top="0.1665in" fo:margin-bottom="0.0835in" fo:keep-with-next="always"/>
    </style:style>
    <style:style style:name="P25" style:family="paragraph" style:parent-style-name="Heading_20_3">
      <style:paragraph-properties fo:margin-top="0.1665in" fo:margin-bottom="0.0835in" fo:keep-with-next="always"/>
      <style:text-properties style:font-name="Liberation Sans" fo:font-weight="bold" style:font-name-asian="微软雅黑1" style:font-weight-asian="bold" style:font-name-complex="Lohit Hindi" style:font-weight-complex="bold"/>
    </style:style>
    <style:style style:name="P26" style:family="paragraph" style:parent-style-name="Heading_20_3">
      <style:paragraph-properties fo:margin-top="0.1665in" fo:margin-bottom="0.0835in" fo:keep-with-next="always"/>
      <style:text-properties style:font-name="Liberation Sans" fo:font-size="14pt" fo:font-weight="bold" style:font-name-asian="微软雅黑1" style:font-size-asian="14pt" style:font-weight-asian="bold" style:font-name-complex="Lohit Hindi" style:font-size-complex="14pt" style:font-weight-complex="bold"/>
    </style:style>
    <style:style style:name="T1" style:family="text">
      <style:text-properties fo:font-variant="normal" fo:text-transform="none" fo:color="#000000" style:font-name="Microsoft YaHei" fo:font-size="14pt" fo:letter-spacing="normal" fo:font-style="normal" fo:font-weight="bold" style:font-size-asian="14pt" style:font-weight-asian="bold" style:font-size-complex="14pt" style:font-weight-complex="bold"/>
    </style:style>
    <style:style style:name="T2" style:family="text">
      <style:text-properties fo:font-variant="normal" fo:text-transform="none" fo:color="#000000" style:font-name="Microsoft YaHei" fo:font-size="10pt" fo:letter-spacing="normal" fo:font-style="normal" fo:font-weight="normal" style:font-size-asian="10pt" style:font-weight-asian="normal" style:font-size-complex="10pt" style:font-weight-complex="normal"/>
    </style:style>
    <style:style style:name="T3" style:family="text">
      <style:text-properties fo:font-variant="normal" fo:text-transform="none" fo:color="#000000" style:font-name="Microsoft YaHei" fo:font-size="10pt" fo:letter-spacing="normal" fo:font-style="normal" fo:font-weight="bold" style:font-size-asian="10pt" style:font-weight-asian="bold" style:font-size-complex="10pt" style:font-weight-complex="bold"/>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bold"/>
    </style:style>
    <style:style style:name="T7" style:family="text">
      <style:text-properties fo:font-variant="normal" fo:text-transform="none" fo:color="#000000" fo:letter-spacing="normal" fo:font-style="normal" fo:font-weight="bold" style:font-weight-asian="bold" style:font-weight-complex="bold"/>
    </style:style>
    <style:style style:name="T8" style:family="text">
      <style:text-properties fo:font-variant="normal" fo:text-transform="none" fo:color="#000000" fo:letter-spacing="normal" fo:font-style="italic" fo:font-weight="bold" style:font-weight-asian="bold" style:font-weight-complex="bold"/>
    </style:style>
    <style:style style:name="T9" style:family="text">
      <style:text-properties fo:font-variant="normal" fo:text-transform="none" fo:color="#000000" style:font-name="Liberation Sans" fo:font-size="14pt" fo:letter-spacing="normal" fo:font-style="normal" fo:font-weight="bold" style:font-name-asian="微软雅黑1" style:font-size-asian="14pt" style:font-weight-asian="bold" style:font-name-complex="Lohit Hindi" style:font-size-complex="14pt" style:font-weight-complex="bold"/>
    </style:style>
    <style:style style:name="T10" style:family="text">
      <style:text-properties fo:font-variant="normal" fo:text-transform="none" fo:color="#000000" style:font-name="monospace" fo:font-size="10pt" fo:letter-spacing="normal" fo:font-style="normal" fo:font-weight="normal" style:font-size-asian="10pt" style:font-weight-asian="normal" style:font-size-complex="10pt" style:font-weight-complex="normal"/>
    </style:style>
    <style:style style:name="T11" style:family="text">
      <style:text-properties fo:font-variant="normal" fo:text-transform="none" fo:color="#000000" style:font-name="Microsoft YaHei1" fo:font-size="10pt" fo:letter-spacing="normal" fo:font-style="normal" fo:font-weight="normal" style:font-name-asian="微软雅黑1" style:font-size-asian="10pt" style:font-weight-asian="normal" style:font-name-complex="Lohit Hindi" style:font-size-complex="10pt" style:font-weight-complex="normal"/>
    </style:style>
    <style:style style:name="T12" style:family="text">
      <style:text-properties fo:font-variant="normal" fo:text-transform="none" fo:color="#000000" style:font-name="Microsoft YaHei1" fo:font-size="10pt" fo:letter-spacing="normal" fo:font-style="normal" fo:font-weight="normal" style:font-size-asian="10pt" style:font-weight-asian="normal" style:font-size-complex="10pt" style:font-weight-complex="normal"/>
    </style:style>
    <style:style style:name="T13" style:family="text">
      <style:text-properties fo:font-variant="normal" fo:text-transform="none" fo:color="#000000" style:font-name="Microsoft YaHei1" fo:letter-spacing="normal" fo:font-style="normal" fo:font-weight="normal"/>
    </style:style>
    <style:style style:name="T14" style:family="text">
      <style:text-properties fo:font-variant="normal" fo:text-transform="none" fo:color="#000000" style:font-name="Microsoft YaHei1" fo:letter-spacing="normal" fo:font-style="normal" fo:font-weight="bold"/>
    </style:style>
    <style:style style:name="T15" style:family="text">
      <style:text-properties fo:font-variant="normal" fo:text-transform="none" fo:color="#000000" style:font-name="Microsoft YaHei1" fo:letter-spacing="normal" fo:font-style="normal" fo:font-weight="bold" style:font-weight-asian="bold" style:font-weight-complex="bold"/>
    </style:style>
    <style:style style:name="T16" style:family="text">
      <style:text-properties fo:font-variant="normal" fo:text-transform="none" fo:color="#000000" style:font-name="Monaco" fo:font-size="10pt" fo:letter-spacing="normal" fo:font-style="normal" fo:font-weight="normal" style:font-size-asian="10pt" style:font-weight-asian="normal" style:font-size-complex="10pt" style:font-weight-complex="normal"/>
    </style:style>
    <style:style style:name="T17" style:family="text">
      <style:text-properties fo:font-variant="normal" fo:text-transform="none" fo:color="#ff0000" style:font-name="Microsoft YaHei1" fo:font-size="10pt" fo:letter-spacing="normal" fo:font-style="normal" fo:font-weight="bold" style:font-name-asian="微软雅黑1" style:font-size-asian="10pt" style:font-weight-asian="bold" style:font-name-complex="Lohit Hindi" style:font-size-complex="10pt" style:font-weight-complex="bold"/>
    </style:style>
    <style:style style:name="T18" style:family="text">
      <style:text-properties fo:font-variant="normal" fo:text-transform="none" fo:color="#ff0000" style:font-name="Microsoft YaHei1" fo:font-size="10pt" fo:letter-spacing="normal" fo:font-style="normal" fo:font-weight="normal" style:font-name-asian="微软雅黑1" style:font-size-asian="10pt" style:font-style-asian="normal" style:font-weight-asian="normal" style:font-name-complex="Lohit Hindi" style:font-size-complex="10pt" style:font-style-complex="normal" style:font-weight-complex="normal"/>
    </style:style>
    <style:style style:name="T19" style:family="text">
      <style:text-properties fo:font-variant="normal" fo:text-transform="none" fo:color="#ff0000" style:font-name="Microsoft YaHei1" fo:font-size="10pt" fo:letter-spacing="normal" fo:font-style="italic" fo:font-weight="bold" style:font-name-asian="微软雅黑1" style:font-size-asian="10pt" style:font-style-asian="italic" style:font-weight-asian="bold" style:font-name-complex="Lohit Hindi" style:font-size-complex="10pt" style:font-style-complex="italic" style:font-weight-complex="bold"/>
    </style:style>
    <style:style style:name="T20" style:family="text">
      <style:text-properties fo:font-variant="normal" fo:text-transform="none" fo:color="#ff0000" style:font-name="Microsoft YaHei" fo:font-size="10pt" fo:letter-spacing="normal" fo:font-style="normal" fo:font-weight="normal" style:font-size-asian="10pt" style:font-weight-asian="normal" style:font-size-complex="10pt" style:font-weight-complex="normal"/>
    </style:style>
    <style:style style:name="T21" style:family="text">
      <style:text-properties fo:font-variant="normal" fo:text-transform="none" fo:color="#ff0000" style:font-name="Microsoft YaHei" fo:font-size="10pt" fo:letter-spacing="normal" fo:font-style="normal" fo:font-weight="normal" style:font-name-asian="微软雅黑1" style:font-size-asian="10pt" style:font-weight-asian="normal" style:font-name-complex="Lohit Hindi" style:font-size-complex="10pt" style:font-weight-complex="normal"/>
    </style:style>
    <style:style style:name="T22" style:family="text">
      <style:text-properties fo:font-variant="normal" fo:text-transform="none" fo:color="#ff0000" style:font-name="Monaco" fo:font-size="10pt" fo:letter-spacing="normal" fo:font-style="normal" fo:font-weight="normal" style:font-name-asian="微软雅黑1" style:font-size-asian="10pt" style:font-style-asian="normal" style:font-weight-asian="normal" style:font-name-complex="Lohit Hindi" style:font-size-complex="10pt" style:font-style-complex="normal" style:font-weight-complex="normal"/>
    </style:style>
    <style:style style:name="T23" style:family="text">
      <style:text-properties fo:font-variant="normal" fo:text-transform="none" fo:color="#ff0000" style:font-name="Monaco" fo:font-size="10pt" fo:letter-spacing="normal" fo:font-style="normal" fo:font-weight="normal" style:font-name-asian="微软雅黑1" style:font-size-asian="10pt" style:font-style-asian="italic" style:font-weight-asian="normal" style:font-name-complex="Lohit Hindi" style:font-size-complex="10pt" style:font-style-complex="italic" style:font-weight-complex="normal"/>
    </style:style>
    <style:style style:name="T24" style:family="text">
      <style:text-properties fo:font-variant="normal" fo:text-transform="none" fo:color="#ff0000" style:font-name="Monaco" fo:font-size="10pt" fo:letter-spacing="normal" fo:font-style="normal" fo:font-weight="normal" style:font-size-asian="10pt" style:font-style-asian="normal" style:font-weight-asian="normal" style:font-size-complex="10pt" style:font-style-complex="normal" style:font-weight-complex="normal"/>
    </style:style>
    <style:style style:name="T25" style:family="text">
      <style:text-properties fo:font-variant="normal" fo:text-transform="none" fo:color="#ff0000" style:font-name="Monaco" fo:font-size="10pt" fo:letter-spacing="normal" fo:font-style="normal" fo:font-weight="normal" style:font-size-asian="10pt" style:font-weight-asian="normal" style:font-size-complex="10pt" style:font-weight-complex="normal"/>
    </style:style>
    <style:style style:name="T26" style:family="text">
      <style:text-properties style:font-name="Microsoft YaHei" fo:font-size="10pt" style:font-size-asian="10pt" style:font-size-complex="10pt"/>
    </style:style>
    <style:style style:name="T27" style:family="text">
      <style:text-properties fo:font-weight="bold" style:font-name-asian="微软雅黑1" style:font-name-complex="Lohit Hindi"/>
    </style:style>
    <style:style style:name="T28" style:family="text">
      <style:text-properties fo:font-weight="bold" style:font-name-asian="微软雅黑1" style:font-weight-asian="bold" style:font-name-complex="Lohit Hindi" style:font-weight-complex="bold"/>
    </style:style>
    <style:style style:name="T29" style:family="text">
      <style:text-properties style:font-name="monospace" fo:font-size="10pt" style:font-size-asian="10pt" style:font-size-complex="10pt"/>
    </style:style>
    <style:style style:name="T30" style:family="text">
      <style:text-properties fo:font-size="10pt" style:font-size-asian="10pt" style:font-weight-asian="normal" style:font-size-complex="10pt" style:font-weight-complex="normal"/>
    </style:style>
    <style:style style:name="T31" style:family="text">
      <style:text-properties fo:color="#ff0000" fo:font-size="10pt" style:font-size-asian="10pt" style:font-weight-asian="normal" style:font-size-complex="10pt" style:font-weight-complex="normal"/>
    </style:style>
    <style:style style:name="T32" style:family="text">
      <style:text-properties style:font-name-asian="微软雅黑1" style:font-name-complex="Lohit Hindi"/>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3" text:is-list-header="true">Matlab学习笔记</text:h>
      <text:h text:style-name="Heading_20_3" text:outline-level="3" text:is-list-header="true">(<text:a xlink:type="simple" xlink:href="http://www.math.ucsd.edu/~bdriver/21d-s99/matlab-primer.html">http://www.math.ucsd.edu/~bdriver/21d-s99/matlab-primer.html</text:a>)</text:h>
      <text:h text:style-name="P23" text:outline-level="3" text:is-list-header="true"/>
      <text:h text:style-name="Heading_20_3" text:outline-level="3">Entering matrices</text:h>
      <text:p text:style-name="P3">Matrices can be introduced into MATLAB in several different ways:</text:p>
      <text:list xml:id="list5318758731" text:style-name="L1">
        <text:list-item>
          <text:p text:style-name="P21">Entered by an explicit list of elements,</text:p>
        </text:list-item>
        <text:list-item>
          <text:p text:style-name="P21">Generated by built-in statements and functions,</text:p>
        </text:list-item>
        <text:list-item>
          <text:p text:style-name="P21">Created in M-files (see sections 12 and 14 below),</text:p>
        </text:list-item>
        <text:list-item>
          <text:p text:style-name="P20">Loaded from external data files (see User's Guide).</text:p>
        </text:list-item>
      </text:list>
      <text:p text:style-name="P1"><text:span text:style-name="T6">A(2,3)</text:span><text:span text:style-name="T4"> </text:span><text:span text:style-name="T5">denotes the entry in the second row, third column of matrix </text:span><text:span text:style-name="T6">A</text:span><text:span text:style-name="T4"> </text:span><text:span text:style-name="T5">and </text:span><text:span text:style-name="T6">x(3)</text:span><text:span text:style-name="T4"> </text:span><text:span text:style-name="T5">denotes the third coordinate of vector </text:span><text:span text:style-name="T6">x</text:span><text:span text:style-name="T5">. </text:span></text:p>
      <text:p text:style-name="P2"/>
      <text:h text:style-name="P25" text:outline-level="3">Matrix operations, array operations</text:h>
      <text:p text:style-name="P12">The following matrix operations are available in MATLAB: </text:p>
      <table:table table:name="Table1" table:style-name="Table1">
        <table:table-column table:style-name="Table1.A"/>
        <table:table-column table:style-name="Table1.B"/>
        <table:table-row>
          <table:table-cell table:style-name="Table1.A1" office:value-type="string">
            <text:p text:style-name="P17">+</text:p>
          </table:table-cell>
          <table:table-cell table:style-name="Table1.B1" office:value-type="string">
            <text:p text:style-name="P16">addition</text:p>
          </table:table-cell>
        </table:table-row>
        <table:table-row>
          <table:table-cell table:style-name="Table1.A2" office:value-type="string">
            <text:p text:style-name="P17">-</text:p>
          </table:table-cell>
          <table:table-cell table:style-name="Table1.B2" office:value-type="string">
            <text:p text:style-name="P16">subtraction</text:p>
          </table:table-cell>
        </table:table-row>
        <table:table-row>
          <table:table-cell table:style-name="Table1.A2" office:value-type="string">
            <text:p text:style-name="P17">*</text:p>
          </table:table-cell>
          <table:table-cell table:style-name="Table1.B2" office:value-type="string">
            <text:p text:style-name="P16">multiplication</text:p>
          </table:table-cell>
        </table:table-row>
        <table:table-row>
          <table:table-cell table:style-name="Table1.A2" office:value-type="string">
            <text:p text:style-name="P17">^</text:p>
          </table:table-cell>
          <table:table-cell table:style-name="Table1.B2" office:value-type="string">
            <text:p text:style-name="P16">power</text:p>
          </table:table-cell>
        </table:table-row>
        <table:table-row>
          <table:table-cell table:style-name="Table1.A2" office:value-type="string">
            <text:p text:style-name="P17">'</text:p>
          </table:table-cell>
          <table:table-cell table:style-name="Table1.B2" office:value-type="string">
            <text:p text:style-name="P16">transpose</text:p>
          </table:table-cell>
        </table:table-row>
        <table:table-row>
          <table:table-cell table:style-name="Table1.A2" office:value-type="string">
            <text:p text:style-name="P17">\</text:p>
          </table:table-cell>
          <table:table-cell table:style-name="Table1.B2" office:value-type="string">
            <text:p text:style-name="P16">left division</text:p>
          </table:table-cell>
        </table:table-row>
        <table:table-row>
          <table:table-cell table:style-name="Table1.A7" office:value-type="string">
            <text:p text:style-name="P17">/</text:p>
          </table:table-cell>
          <table:table-cell table:style-name="Table1.B7" office:value-type="string">
            <text:p text:style-name="P16">right division</text:p>
          </table:table-cell>
        </table:table-row>
      </table:table>
      <text:p text:style-name="P11"><text:span text:style-name="T27"><text:s text:c="2"/>x = A \ b</text:span><text:span text:style-name="T32"> is the solution of </text:span><text:span text:style-name="T27">A * x = b</text:span><text:span text:style-name="T32"> and, resp.,</text:span></text:p>
      <text:p text:style-name="P5"><text:soft-page-break/><text:span text:style-name="T6"><text:tab/>x = b / A</text:span><text:span text:style-name="T5"> is the solution of </text:span><text:span text:style-name="T6">x * A = b</text:span><text:span text:style-name="T5">.</text:span></text:p>
      <text:p text:style-name="P6"/>
      <text:p text:style-name="P5"><text:span text:style-name="T5">The matrix operations of addition and subtraction already operate entry-wise but the other matrix operations given above do not---they are </text:span><text:span text:style-name="T8">matrix</text:span><text:span text:style-name="T7"> operations</text:span><text:span text:style-name="T5">.</text:span></text:p>
      <text:p text:style-name="P6"/>
      <text:p text:style-name="P4"><text:span text:style-name="T13">It is important to observe that these other operations, </text:span><text:span text:style-name="T14">*</text:span><text:span text:style-name="T13">, </text:span><text:span text:style-name="T14">^</text:span><text:span text:style-name="T13">, </text:span><text:span text:style-name="T14">\</text:span><text:span text:style-name="T13">, and </text:span><text:span text:style-name="T14">/</text:span><text:span text:style-name="T13">, can be made to operate entry-wise by </text:span><text:span text:style-name="T15">preceding them by a period</text:span><text:span text:style-name="T13">. For example, either </text:span><text:bookmark-start text:name="__DdeLink__1_1686375304"/><text:span text:style-name="Teletype"><text:span text:style-name="T13">[1,2,3,4].*[1,2,3,4]</text:span></text:span><text:span text:style-name="T13"> </text:span><text:bookmark-end text:name="__DdeLink__1_1686375304"/><text:span text:style-name="T13">or </text:span><text:span text:style-name="Teletype"><text:span text:style-name="T13">[1,2,3,4].^2</text:span></text:span><text:span text:style-name="T13"> will yield </text:span><text:span text:style-name="Teletype"><text:span text:style-name="T13">[1,4,9,16]</text:span></text:span><text:span text:style-name="T13">. </text:span></text:p>
      <text:p text:style-name="P7"/>
      <text:h text:style-name="P25" text:outline-level="3">Statements, expressions, and variables; saving a session</text:h>
      <text:p text:style-name="P10"><text:span text:style-name="T32">A statement can be continued to the next line with</text:span><text:span text:style-name="T28"> three or more periods</text:span><text:span text:style-name="T32"> followed by a carriage return. </text:span></text:p>
      <text:p text:style-name="P9"><text:line-break/><text:span text:style-name="T11">MATLAB is case-sensitive in the names of commands, functions, and variables. For example, </text:span><text:span text:style-name="Teletype"><text:span text:style-name="T11">solveUT</text:span></text:span><text:span text:style-name="T11"> is not the same as </text:span><text:span text:style-name="Teletype"><text:span text:style-name="T11">solveut</text:span></text:span><text:span text:style-name="T11">.</text:span></text:p>
      <text:p text:style-name="Text_20_body"><text:span text:style-name="T11">The command</text:span><text:span text:style-name="T17"> </text:span><text:span text:style-name="Teletype"><text:span text:style-name="T22">who</text:span></text:span><text:span text:style-name="T18"> </text:span><text:span text:style-name="T11">will list the variables currently in the workspace. A variable can be cleared from the workspace with the command </text:span><text:span text:style-name="Teletype"><text:span text:style-name="T23">clear variablename</text:span></text:span><text:span text:style-name="T21">.</text:span><text:span text:style-name="T11"> The command </text:span><text:span text:style-name="Teletype"><text:span text:style-name="T22">clear</text:span></text:span><text:span text:style-name="T19"> </text:span><text:span text:style-name="T11">alone will clear all nonpermanent variables.</text:span></text:p>
      <text:p text:style-name="Text_20_body"><text:line-break/><text:span text:style-name="T2">Invoking the command</text:span><text:span text:style-name="T20"> </text:span><text:span text:style-name="Teletype"><text:span text:style-name="T24">save</text:span></text:span><text:span text:style-name="T2"> before exiting causes all variables to be written to a non-human-readable diskfile named </text:span><text:span text:style-name="Teletype"><text:span text:style-name="T10">matlab.mat</text:span></text:span><text:span text:style-name="T2">.</text:span></text:p>
      <text:p text:style-name="P13"/>
      <text:p text:style-name="Text_20_body"><text:span text:style-name="T2">The command </text:span><text:span text:style-name="Teletype"><text:span text:style-name="T24">load</text:span></text:span><text:span text:style-name="T2"> will restore the workspace to its former state.</text:span></text:p>
      <text:p text:style-name="P13"/>
      <text:h text:style-name="P26" text:outline-level="3">Matrix building functions</text:h>
      <text:p text:style-name="P13">Convenient matrix building functions are </text:p>
      <table:table table:name="Table2" table:style-name="Table2">
        <table:table-column table:style-name="Table2.A"/>
        <table:table-column table:style-name="Table2.B"/>
        <table:table-row>
          <table:table-cell table:style-name="Table2.A1" office:value-type="string">
            <text:p text:style-name="P17">eye</text:p>
          </table:table-cell>
          <table:table-cell table:style-name="Table2.B1" office:value-type="string">
            <text:p text:style-name="P16">identity matrix</text:p>
          </table:table-cell>
        </table:table-row>
        <table:table-row>
          <table:table-cell table:style-name="Table2.A2" office:value-type="string">
            <text:p text:style-name="P17">zeros</text:p>
          </table:table-cell>
          <table:table-cell table:style-name="Table2.B2" office:value-type="string">
            <text:p text:style-name="P16">matrix of zeros</text:p>
          </table:table-cell>
        </table:table-row>
        <table:table-row>
          <table:table-cell table:style-name="Table2.A2" office:value-type="string">
            <text:p text:style-name="P17">ones</text:p>
          </table:table-cell>
          <table:table-cell table:style-name="Table2.B2" office:value-type="string">
            <text:p text:style-name="P16">matrix of ones</text:p>
          </table:table-cell>
        </table:table-row>
        <text:soft-page-break/>
        <table:table-row>
          <table:table-cell table:style-name="Table2.A2" office:value-type="string">
            <text:p text:style-name="P17">diag</text:p>
          </table:table-cell>
          <table:table-cell table:style-name="Table2.B2" office:value-type="string">
            <text:p text:style-name="P16">see below</text:p>
          </table:table-cell>
        </table:table-row>
        <table:table-row>
          <table:table-cell table:style-name="Table2.A2" office:value-type="string">
            <text:p text:style-name="P17">triu</text:p>
          </table:table-cell>
          <table:table-cell table:style-name="Table2.B2" office:value-type="string">
            <text:p text:style-name="P16">upper triangular part of a matrix</text:p>
          </table:table-cell>
        </table:table-row>
        <table:table-row>
          <table:table-cell table:style-name="Table2.A2" office:value-type="string">
            <text:p text:style-name="P17">tril</text:p>
          </table:table-cell>
          <table:table-cell table:style-name="Table2.B2" office:value-type="string">
            <text:p text:style-name="P16">lower triangular part of a matrix</text:p>
          </table:table-cell>
        </table:table-row>
        <table:table-row>
          <table:table-cell table:style-name="Table2.A2" office:value-type="string">
            <text:p text:style-name="P17">rand</text:p>
          </table:table-cell>
          <table:table-cell table:style-name="Table2.B2" office:value-type="string">
            <text:p text:style-name="P16">randomly generated matrix</text:p>
          </table:table-cell>
        </table:table-row>
        <table:table-row>
          <table:table-cell table:style-name="Table2.A2" office:value-type="string">
            <text:p text:style-name="P17">hilb</text:p>
          </table:table-cell>
          <table:table-cell table:style-name="Table2.B2" office:value-type="string">
            <text:p text:style-name="P16">Hilbert matrix</text:p>
          </table:table-cell>
        </table:table-row>
        <table:table-row>
          <table:table-cell table:style-name="Table2.A2" office:value-type="string">
            <text:p text:style-name="P17">magic</text:p>
          </table:table-cell>
          <table:table-cell table:style-name="Table2.B2" office:value-type="string">
            <text:p text:style-name="P16">magic square</text:p>
          </table:table-cell>
        </table:table-row>
        <table:table-row>
          <table:table-cell table:style-name="Table2.A10" office:value-type="string">
            <text:p text:style-name="P17">toeplitz</text:p>
          </table:table-cell>
          <table:table-cell table:style-name="Table2.B10" office:value-type="string">
            <text:p text:style-name="Table_20_Contents"><text:span text:style-name="T26">see </text:span><text:span text:style-name="Teletype"><text:span text:style-name="T29">help toeplitz</text:span></text:span></text:p>
          </table:table-cell>
        </table:table-row>
      </table:table>
      <text:p text:style-name="Text_20_body"><text:span text:style-name="T2">For example, </text:span><text:span text:style-name="Teletype"><text:span text:style-name="T25">zeros(m,n)</text:span></text:span><text:span text:style-name="T2"> produces an m-by-n matrix of zeros and</text:span><text:span text:style-name="T16"> </text:span><text:span text:style-name="Teletype"><text:span text:style-name="T25">zeros(n)</text:span></text:span><text:span text:style-name="T2">produces an n-by-n one; if A is a matrix, then </text:span><text:span text:style-name="Teletype"><text:span text:style-name="T25">zeros(A)</text:span></text:span><text:span text:style-name="T2">produces a matrix of zeros of the same size as A.</text:span></text:p>
      <text:p text:style-name="Text_20_body"><text:span text:style-name="T2">If x is a vector, </text:span><text:span text:style-name="Teletype"><text:span text:style-name="T25">diag(x)</text:span></text:span><text:span text:style-name="T2"> is the diagonal matrix with x down the diagonal; if A is a square matrix, then </text:span><text:span text:style-name="Teletype"><text:span text:style-name="T25">diag(A)</text:span></text:span><text:span text:style-name="T2"> is a vector consisting of the diagonal of A. What is </text:span><text:span text:style-name="Teletype"><text:span text:style-name="T25">diag(diag(A))</text:span></text:span><text:span text:style-name="T2">? Try it.</text:span></text:p>
      <text:p text:style-name="P13">Matrices can be built from blocks. For example, if A is a 3-by-3 matrix, then</text:p>
      <text:p text:style-name="Text_20_body"><text:span text:style-name="Teletype"><text:span text:style-name="T16">B = [A, zeros(3,2); zeros(2,3), eye(2)]</text:span></text:span></text:p>
      <text:p text:style-name="Text_20_body"><text:span text:style-name="T2">will build a certain 5-by-5 matrix. Try it.</text:span><text:line-break/></text:p>
      <text:h text:style-name="P26" text:outline-level="3">For, while, if --- and relations</text:h>
      <text:p text:style-name="P14"><text:span text:style-name="T30">x = []; </text:span><text:span text:style-name="T31">for</text:span><text:span text:style-name="T30"> i = 1:n, x=[x,i^2], end</text:span></text:p>
      <text:p text:style-name="P13">will produce a certain n-vector and the statement.</text:p>
      <text:p text:style-name="P13"/>
      <text:p text:style-name="Text_20_body"><text:span text:style-name="Teletype"><text:span text:style-name="T16">x = []; for i = n:-1:1, x=[x,i^2], end</text:span></text:span></text:p>
      <text:p text:style-name="P13">will produce the same vector in reverse order.</text:p>
      <text:p text:style-name="P13"/>
      <text:p text:style-name="P15">for i = 1:m</text:p>
      <text:p text:style-name="P15">for j = 1:n</text:p>
      <text:p text:style-name="P15">H(i, j) = 1/(i+j-1);</text:p>
      <text:p text:style-name="P15">end</text:p>
      <text:p text:style-name="P15">end</text:p>
      <text:p text:style-name="P15">H</text:p>
      <text:p text:style-name="P13">will produce and print to the screen the m-by-n hilbert matrix. </text:p>
      <text:p text:style-name="P13"><text:soft-page-break/></text:p>
      <text:p text:style-name="Text_20_body"><text:span text:style-name="T2">The general form of a </text:span><text:span text:style-name="Teletype"><text:span text:style-name="T25">while</text:span></text:span><text:span text:style-name="T2"> loop is</text:span></text:p>
      <text:p text:style-name="Text_20_body"><text:span text:style-name="Teletype"><text:span text:style-name="T16">while relation</text:span></text:span></text:p>
      <text:p text:style-name="Text_20_body"><text:span text:style-name="Teletype"><text:span text:style-name="T16">statements</text:span></text:span></text:p>
      <text:p text:style-name="Text_20_body"><text:span text:style-name="Teletype"><text:span text:style-name="T16">end</text:span></text:span></text:p>
      <text:p text:style-name="P13">The statements will be repeatedly executed as long as the relation remains true. </text:p>
      <text:p text:style-name="Text_20_body"><text:span text:style-name="Teletype"><text:span text:style-name="T16">n = 0;</text:span></text:span></text:p>
      <text:p text:style-name="Text_20_body"><text:span text:style-name="Teletype"><text:span text:style-name="T16">while 2^n &lt; a</text:span></text:span></text:p>
      <text:p text:style-name="Text_20_body"><text:span text:style-name="Teletype"><text:span text:style-name="T16">n = n + 1;</text:span></text:span></text:p>
      <text:p text:style-name="Text_20_body"><text:span text:style-name="Teletype"><text:span text:style-name="T16">end</text:span></text:span></text:p>
      <text:p text:style-name="Text_20_body"><text:span text:style-name="Teletype"><text:span text:style-name="T16">n</text:span></text:span></text:p>
      <text:p text:style-name="Text_20_body"><text:span text:style-name="Teletype"><text:span text:style-name="T16"/></text:span></text:p>
      <text:p text:style-name="Text_20_body"><text:span text:style-name="Teletype"><text:span text:style-name="T2">The general form of a simple </text:span></text:span><text:span text:style-name="Teletype"><text:span text:style-name="T25">if </text:span></text:span><text:span text:style-name="Teletype"><text:span text:style-name="T2">statement is</text:span></text:span></text:p>
      <text:p text:style-name="Text_20_body"><text:span text:style-name="Teletype"><text:span text:style-name="T16">if relation</text:span></text:span></text:p>
      <text:p text:style-name="Text_20_body"><text:span text:style-name="Teletype"><text:span text:style-name="T16">statements</text:span></text:span></text:p>
      <text:p text:style-name="Text_20_body"><text:span text:style-name="Teletype"><text:span text:style-name="T16">end</text:span></text:span></text:p>
      <text:p text:style-name="P13">The statements will be executed only if the relation is true. Multiple branching is also possible, as is illustrated by</text:p>
      <text:p text:style-name="Text_20_body"><text:span text:style-name="Teletype"><text:span text:style-name="T16">if n &lt; 0</text:span></text:span></text:p>
      <text:p text:style-name="Text_20_body"><text:span text:style-name="Teletype"><text:span text:style-name="T16">parity = 0;</text:span></text:span></text:p>
      <text:p text:style-name="Text_20_body"><text:span text:style-name="Teletype"><text:span text:style-name="T16">elseif rem(n,2) == 0</text:span></text:span></text:p>
      <text:p text:style-name="Text_20_body"><text:span text:style-name="Teletype"><text:span text:style-name="T16">parity = 2;</text:span></text:span></text:p>
      <text:p text:style-name="Text_20_body"><text:span text:style-name="Teletype"><text:span text:style-name="T16">else</text:span></text:span></text:p>
      <text:p text:style-name="Text_20_body"><text:span text:style-name="Teletype"><text:span text:style-name="T16">parity = 1;</text:span></text:span></text:p>
      <text:p text:style-name="Text_20_body"><text:span text:style-name="Teletype"><text:span text:style-name="T16">end</text:span></text:span></text:p>
      <text:p text:style-name="Text_20_body"><text:span text:style-name="T2">In two-way branching the </text:span><text:span text:style-name="T16">elseif </text:span><text:span text:style-name="T2">portion would, of course, be omitted.</text:span></text:p>
      <text:p text:style-name="Text_20_body"><text:span text:style-name="Teletype"><text:span text:style-name="T16"/></text:span></text:p>
      <text:p text:style-name="Text_20_body"><text:span text:style-name="Teletype"><text:span text:style-name="T2">The </text:span></text:span><text:span text:style-name="Teletype"><text:span text:style-name="T16">relational operators</text:span></text:span><text:span text:style-name="Teletype"><text:span text:style-name="T2"> in MATLAB are </text:span></text:span></text:p>
      <table:table table:name="Table3" table:style-name="Table3">
        <table:table-column table:style-name="Table3.A"/>
        <table:table-column table:style-name="Table3.B"/>
        <table:table-row>
          <table:table-cell table:style-name="Table3.A1" office:value-type="string">
            <text:p text:style-name="P17">&lt;</text:p>
          </table:table-cell>
          <table:table-cell table:style-name="Table3.B1" office:value-type="string">
            <text:p text:style-name="P16">less than</text:p>
          </table:table-cell>
        </table:table-row>
        <table:table-row>
          <table:table-cell table:style-name="Table3.A2" office:value-type="string">
            <text:p text:style-name="P17">&gt;</text:p>
          </table:table-cell>
          <table:table-cell table:style-name="Table3.B2" office:value-type="string">
            <text:p text:style-name="P16">greater than</text:p>
          </table:table-cell>
        </table:table-row>
        <text:soft-page-break/>
        <table:table-row>
          <table:table-cell table:style-name="Table3.A2" office:value-type="string">
            <text:p text:style-name="P17">&lt;=</text:p>
          </table:table-cell>
          <table:table-cell table:style-name="Table3.B2" office:value-type="string">
            <text:p text:style-name="P16">less than or equal</text:p>
          </table:table-cell>
        </table:table-row>
        <table:table-row>
          <table:table-cell table:style-name="Table3.A2" office:value-type="string">
            <text:p text:style-name="P17">&gt;=</text:p>
          </table:table-cell>
          <table:table-cell table:style-name="Table3.B2" office:value-type="string">
            <text:p text:style-name="P16">greater than or equal</text:p>
          </table:table-cell>
        </table:table-row>
        <table:table-row>
          <table:table-cell table:style-name="Table3.A2" office:value-type="string">
            <text:p text:style-name="P17">==</text:p>
          </table:table-cell>
          <table:table-cell table:style-name="Table3.B2" office:value-type="string">
            <text:p text:style-name="P16">equal</text:p>
          </table:table-cell>
        </table:table-row>
        <table:table-row>
          <table:table-cell table:style-name="Table3.A6" office:value-type="string">
            <text:p text:style-name="P17">~=</text:p>
          </table:table-cell>
          <table:table-cell table:style-name="Table3.B6" office:value-type="string">
            <text:p text:style-name="P16">not equal.</text:p>
          </table:table-cell>
        </table:table-row>
      </table:table>
      <text:p text:style-name="Text_20_body"><text:span text:style-name="Teletype"><text:span text:style-name="T16">logical operators </text:span></text:span></text:p>
      <table:table table:name="Table4" table:style-name="Table4">
        <table:table-column table:style-name="Table4.A"/>
        <table:table-column table:style-name="Table4.B"/>
        <table:table-row>
          <table:table-cell table:style-name="Table4.A1" office:value-type="string">
            <text:p text:style-name="P17">&amp;</text:p>
          </table:table-cell>
          <table:table-cell table:style-name="Table4.B1" office:value-type="string">
            <text:p text:style-name="P16">and</text:p>
          </table:table-cell>
        </table:table-row>
        <table:table-row>
          <table:table-cell table:style-name="Table4.A2" office:value-type="string">
            <text:p text:style-name="P17">|</text:p>
          </table:table-cell>
          <table:table-cell table:style-name="Table4.B2" office:value-type="string">
            <text:p text:style-name="P16">or</text:p>
          </table:table-cell>
        </table:table-row>
        <table:table-row>
          <table:table-cell table:style-name="Table4.A3" office:value-type="string">
            <text:p text:style-name="P17">~</text:p>
          </table:table-cell>
          <table:table-cell table:style-name="Table4.B3" office:value-type="string">
            <text:p text:style-name="P16">not.</text:p>
          </table:table-cell>
        </table:table-row>
      </table:table>
      <text:p text:style-name="Text_20_body"><text:span text:style-name="Teletype"><text:span text:style-name="T2">When applied to matrices of the same size, a relation is a matrix of 0's and 1's giving the value of the relation between corresponding entries. Try </text:span></text:span><text:span text:style-name="Teletype"><text:span text:style-name="T16">a = </text:span></text:span><text:span text:style-name="Teletype"><text:span text:style-name="T25">rand</text:span></text:span><text:span text:style-name="Teletype"><text:span text:style-name="T16">(5), b = </text:span></text:span><text:span text:style-name="Teletype"><text:span text:style-name="T25">triu</text:span></text:span><text:span text:style-name="Teletype"><text:span text:style-name="T16">(a), a == b</text:span></text:span><text:span text:style-name="Teletype"><text:span text:style-name="T2">.</text:span></text:span></text:p>
      <text:p text:style-name="Text_20_body"><text:span text:style-name="Teletype"><text:span text:style-name="T16"/></text:span></text:p>
      <text:p text:style-name="Text_20_body"><text:span text:style-name="Teletype"><text:span text:style-name="T2">A relation between matrices is interpreted by </text:span></text:span><text:span text:style-name="Teletype"><text:span text:style-name="T25">while</text:span></text:span><text:span text:style-name="Teletype"><text:span text:style-name="T2"> and </text:span></text:span><text:span text:style-name="Teletype"><text:span text:style-name="T25">if</text:span></text:span><text:span text:style-name="Teletype"><text:span text:style-name="T2"> to be true if each entry of the relation matrix is nonzero. Hence, if you wish to execute statement when matrices A and B are equal you could type</text:span></text:span></text:p>
      <text:p text:style-name="Text_20_body"><text:span text:style-name="Teletype"><text:span text:style-name="T16">if A == B</text:span></text:span></text:p>
      <text:p text:style-name="Text_20_body"><text:span text:style-name="Teletype"><text:span text:style-name="T16">statement</text:span></text:span></text:p>
      <text:p text:style-name="Text_20_body"><text:span text:style-name="Teletype"><text:span text:style-name="T16">end</text:span></text:span></text:p>
      <text:p text:style-name="Text_20_body"><text:span text:style-name="Teletype"><text:span text:style-name="T2">but if you wish to execute statement when A and B are not equal, you would type</text:span></text:span></text:p>
      <text:p text:style-name="Text_20_body"><text:span text:style-name="Teletype"><text:span text:style-name="T16">if any(any(A ~= B))</text:span></text:span></text:p>
      <text:p text:style-name="Text_20_body"><text:span text:style-name="Teletype"><text:span text:style-name="T16">statement</text:span></text:span></text:p>
      <text:p text:style-name="Text_20_body"><text:span text:style-name="Teletype"><text:span text:style-name="T16">end</text:span></text:span></text:p>
      <text:p text:style-name="Text_20_body"><text:span text:style-name="Teletype"><text:span text:style-name="T2">or, more simply,</text:span></text:span></text:p>
      <text:p text:style-name="Text_20_body"><text:span text:style-name="Teletype"><text:span text:style-name="T16">if A == B else</text:span></text:span></text:p>
      <text:p text:style-name="Text_20_body"><text:span text:style-name="Teletype"><text:span text:style-name="T16">statement</text:span></text:span></text:p>
      <text:p text:style-name="Text_20_body"><text:span text:style-name="Teletype"><text:span text:style-name="T16">end</text:span></text:span></text:p>
      <text:p text:style-name="Text_20_body"><text:span text:style-name="Teletype"><text:span text:style-name="T2">Note that the seemingly obvious</text:span></text:span></text:p>
      <text:p text:style-name="Text_20_body"><text:span text:style-name="Teletype"><text:span text:style-name="T16">if A ~= B, statement, end</text:span></text:span></text:p>
      <text:p text:style-name="Text_20_body"><text:span text:style-name="Teletype"><text:span text:style-name="T2">will not give what is intended since statement would execute</text:span></text:span><text:span text:style-name="Teletype"><text:span text:style-name="T20"> only if each of the corresponding entries of A and B differ. </text:span></text:span></text:p>
      <text:p text:style-name="Text_20_body"><text:soft-page-break/><text:span text:style-name="Teletype"><text:span text:style-name="T16"/></text:span></text:p>
      <text:p text:style-name="Text_20_body"><text:span text:style-name="Teletype"><text:span text:style-name="T2"> Two </text:span></text:span><text:span text:style-name="Teletype"><text:span text:style-name="T25">any</text:span></text:span><text:span text:style-name="Teletype"><text:span text:style-name="T2">'s are required above sinceany is a vector operator.</text:span></text:span></text:p>
      <text:p text:style-name="Text_20_body"><text:span text:style-name="Teletype"><text:span text:style-name="T16"/></text:span></text:p>
      <text:p text:style-name="Text_20_body"><text:span text:style-name="Teletype"><text:span text:style-name="T2">The </text:span></text:span><text:span text:style-name="Teletype"><text:span text:style-name="T25">for</text:span></text:span><text:span text:style-name="Teletype"><text:span text:style-name="T2"> statement permits any matrix to be used instead of 1:n. See the User's Guide for details of how this feature expands the power of the for statement.</text:span></text:span></text:p>
      <text:p text:style-name="Text_20_body"><text:span text:style-name="Teletype"><text:span text:style-name="T16"/></text:span></text:p>
      <text:h text:style-name="P24" text:outline-level="3"><text:span text:style-name="Teletype"><text:span text:style-name="T9">Scalar functions</text:span></text:span></text:h>
      <text:p text:style-name="Text_20_body"><text:span text:style-name="Teletype"><text:span text:style-name="T2">Certain MATLAB functions operate essentially on scalars, but operate element-wise when applied to a matrix. The most common such functions are </text:span></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7">sin</text:p>
          </table:table-cell>
          <table:table-cell table:style-name="Table5.B1" office:value-type="string">
            <text:p text:style-name="P16">asin</text:p>
          </table:table-cell>
          <table:table-cell table:style-name="Table5.B1" office:value-type="string">
            <text:p text:style-name="P16">exp</text:p>
          </table:table-cell>
          <table:table-cell table:style-name="Table5.B1" office:value-type="string">
            <text:p text:style-name="P16">abs</text:p>
          </table:table-cell>
          <table:table-cell table:style-name="Table5.E1" office:value-type="string">
            <text:p text:style-name="P16">round</text:p>
          </table:table-cell>
        </table:table-row>
        <table:table-row>
          <table:table-cell table:style-name="Table5.A2" office:value-type="string">
            <text:p text:style-name="P17">cos</text:p>
          </table:table-cell>
          <table:table-cell table:style-name="Table5.B2" office:value-type="string">
            <text:p text:style-name="P16">acos</text:p>
          </table:table-cell>
          <table:table-cell table:style-name="Table5.B2" office:value-type="string">
            <text:p text:style-name="P16">log (natural log)</text:p>
          </table:table-cell>
          <table:table-cell table:style-name="Table5.B2" office:value-type="string">
            <text:p text:style-name="P16">sqrt</text:p>
          </table:table-cell>
          <table:table-cell table:style-name="Table5.E2" office:value-type="string">
            <text:p text:style-name="P16">floor</text:p>
          </table:table-cell>
        </table:table-row>
        <table:table-row>
          <table:table-cell table:style-name="Table5.A3" office:value-type="string">
            <text:p text:style-name="P17">tan</text:p>
          </table:table-cell>
          <table:table-cell table:style-name="Table5.B3" office:value-type="string">
            <text:p text:style-name="P16">atan</text:p>
          </table:table-cell>
          <table:table-cell table:style-name="Table5.B3" office:value-type="string">
            <text:p text:style-name="P16">rem (remainder)</text:p>
          </table:table-cell>
          <table:table-cell table:style-name="Table5.B3" office:value-type="string">
            <text:p text:style-name="P16">sign</text:p>
          </table:table-cell>
          <table:table-cell table:style-name="Table5.E3" office:value-type="string">
            <text:p text:style-name="P16">ceil</text:p>
          </table:table-cell>
        </table:table-row>
      </table:table>
      <text:p text:style-name="Text_20_body"><text:span text:style-name="Teletype"><text:span text:style-name="T16"/></text:span></text:p>
      <text:p text:style-name="Text_20_body"><text:span text:style-name="Teletype"><text:span text:style-name="T16"/></text:span></text:p>
      <text:h text:style-name="P24" text:outline-level="3"><text:span text:style-name="Teletype"><text:span text:style-name="T9">Vector functions</text:span></text:span></text:h>
      <text:p text:style-name="Text_20_body"><text:span text:style-name="Teletype"><text:span text:style-name="T2">Other MATLAB functions operate essentially on a vector (row or column), but act on an m-by-n matrix (m &gt;= 2) in a column-by-column fashion to produce a row vector containing the results of their application to each column. Row-by-row action can be obtained by using the transpose; for example, </text:span></text:span><text:span text:style-name="Teletype"><text:span text:style-name="T25">mean</text:span></text:span><text:span text:style-name="Teletype"><text:span text:style-name="T16">(A')'</text:span></text:span><text:span text:style-name="Teletype"><text:span text:style-name="T2">. A few of these functions are </text:spa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7">max</text:p>
          </table:table-cell>
          <table:table-cell table:style-name="Table6.B1" office:value-type="string">
            <text:p text:style-name="P16">sum</text:p>
          </table:table-cell>
          <table:table-cell table:style-name="Table6.B1" office:value-type="string">
            <text:p text:style-name="P16">median</text:p>
          </table:table-cell>
          <table:table-cell table:style-name="Table6.D1" office:value-type="string">
            <text:p text:style-name="P16">any</text:p>
          </table:table-cell>
        </table:table-row>
        <table:table-row>
          <table:table-cell table:style-name="Table6.A2" office:value-type="string">
            <text:p text:style-name="P17">min</text:p>
          </table:table-cell>
          <table:table-cell table:style-name="Table6.B2" office:value-type="string">
            <text:p text:style-name="P16">prod</text:p>
          </table:table-cell>
          <table:table-cell table:style-name="Table6.B2" office:value-type="string">
            <text:p text:style-name="P16">mean</text:p>
          </table:table-cell>
          <table:table-cell table:style-name="Table6.D2" office:value-type="string">
            <text:p text:style-name="P16">all</text:p>
          </table:table-cell>
        </table:table-row>
        <table:table-row>
          <table:table-cell table:style-name="Table6.A3" office:value-type="string">
            <text:p text:style-name="P17">sort</text:p>
          </table:table-cell>
          <table:table-cell table:style-name="Table6.B3" office:value-type="string">
            <text:p text:style-name="P18"/>
          </table:table-cell>
          <table:table-cell table:style-name="Table6.B3" office:value-type="string">
            <text:p text:style-name="P16">std</text:p>
          </table:table-cell>
          <table:table-cell table:style-name="Table6.D3" office:value-type="string">
            <text:p text:style-name="P18"/>
          </table:table-cell>
        </table:table-row>
      </table:table>
      <text:p text:style-name="Text_20_body"><text:span text:style-name="Teletype"><text:span text:style-name="T2">For example, the maximum entry in a matrix A is given by </text:span></text:span><text:span text:style-name="Teletype"><text:span text:style-name="T25">max</text:span></text:span><text:span text:style-name="Teletype"><text:span text:style-name="T16">(max(A))</text:span></text:span><text:span text:style-name="Teletype"><text:span text:style-name="T2"> rather than </text:span></text:span><text:span text:style-name="Teletype"><text:span text:style-name="T16">max(A)</text:span></text:span><text:span text:style-name="Teletype"><text:span text:style-name="T2">. Try it.</text:span></text:span></text:p>
      <text:p text:style-name="Text_20_body"><text:span text:style-name="Teletype"><text:span text:style-name="T2"/></text:span></text:p>
      <text:h text:style-name="P24" text:outline-level="3"><text:span text:style-name="Teletype"><text:span text:style-name="T9">Matrix functions</text:span></text:span></text:h>
      <text:p text:style-name="Text_20_body"><text:span text:style-name="Teletype"><text:span text:style-name="T2">Much of MATLAB's power comes from its matrix functions. The most useful ones are </text:span></text:span></text:p>
      <table:table table:name="Table7" table:style-name="Table7">
        <table:table-column table:style-name="Table7.A"/>
        <table:table-column table:style-name="Table7.B"/>
        <text:soft-page-break/>
        <table:table-row>
          <table:table-cell table:style-name="Table7.A1" office:value-type="string">
            <text:p text:style-name="P17">eig</text:p>
          </table:table-cell>
          <table:table-cell table:style-name="Table7.B1" office:value-type="string">
            <text:p text:style-name="P16">eigenvalues and eigenvectors</text:p>
          </table:table-cell>
        </table:table-row>
        <table:table-row>
          <table:table-cell table:style-name="Table7.A2" office:value-type="string">
            <text:p text:style-name="P17">chol</text:p>
          </table:table-cell>
          <table:table-cell table:style-name="Table7.B2" office:value-type="string">
            <text:p text:style-name="P16">cholesky factorization</text:p>
          </table:table-cell>
        </table:table-row>
        <table:table-row>
          <table:table-cell table:style-name="Table7.A2" office:value-type="string">
            <text:p text:style-name="P17">svd</text:p>
          </table:table-cell>
          <table:table-cell table:style-name="Table7.B2" office:value-type="string">
            <text:p text:style-name="P16">singular value decomposition</text:p>
          </table:table-cell>
        </table:table-row>
        <table:table-row>
          <table:table-cell table:style-name="Table7.A2" office:value-type="string">
            <text:p text:style-name="P17">inv</text:p>
          </table:table-cell>
          <table:table-cell table:style-name="Table7.B2" office:value-type="string">
            <text:p text:style-name="P16">inverse</text:p>
          </table:table-cell>
        </table:table-row>
        <table:table-row>
          <table:table-cell table:style-name="Table7.A2" office:value-type="string">
            <text:p text:style-name="P17">lu</text:p>
          </table:table-cell>
          <table:table-cell table:style-name="Table7.B2" office:value-type="string">
            <text:p text:style-name="P16">LU factorization</text:p>
          </table:table-cell>
        </table:table-row>
        <table:table-row>
          <table:table-cell table:style-name="Table7.A2" office:value-type="string">
            <text:p text:style-name="P17">qr</text:p>
          </table:table-cell>
          <table:table-cell table:style-name="Table7.B2" office:value-type="string">
            <text:p text:style-name="P16">QR factorization</text:p>
          </table:table-cell>
        </table:table-row>
        <table:table-row>
          <table:table-cell table:style-name="Table7.A2" office:value-type="string">
            <text:p text:style-name="P17">hess</text:p>
          </table:table-cell>
          <table:table-cell table:style-name="Table7.B2" office:value-type="string">
            <text:p text:style-name="P16">hessenberg form</text:p>
          </table:table-cell>
        </table:table-row>
        <table:table-row>
          <table:table-cell table:style-name="Table7.A2" office:value-type="string">
            <text:p text:style-name="P17">schur</text:p>
          </table:table-cell>
          <table:table-cell table:style-name="Table7.B2" office:value-type="string">
            <text:p text:style-name="P16">schur decomposition</text:p>
          </table:table-cell>
        </table:table-row>
        <table:table-row>
          <table:table-cell table:style-name="Table7.A2" office:value-type="string">
            <text:p text:style-name="P17">rref</text:p>
          </table:table-cell>
          <table:table-cell table:style-name="Table7.B2" office:value-type="string">
            <text:p text:style-name="P16">reduced row echelon form</text:p>
          </table:table-cell>
        </table:table-row>
        <table:table-row>
          <table:table-cell table:style-name="Table7.A2" office:value-type="string">
            <text:p text:style-name="P17">expm</text:p>
          </table:table-cell>
          <table:table-cell table:style-name="Table7.B2" office:value-type="string">
            <text:p text:style-name="P16">matrix exponential</text:p>
          </table:table-cell>
        </table:table-row>
        <table:table-row>
          <table:table-cell table:style-name="Table7.A2" office:value-type="string">
            <text:p text:style-name="P17">sqrtm</text:p>
          </table:table-cell>
          <table:table-cell table:style-name="Table7.B2" office:value-type="string">
            <text:p text:style-name="P16">matrix square root</text:p>
          </table:table-cell>
        </table:table-row>
        <table:table-row>
          <table:table-cell table:style-name="Table7.A2" office:value-type="string">
            <text:p text:style-name="P17">poly</text:p>
          </table:table-cell>
          <table:table-cell table:style-name="Table7.B2" office:value-type="string">
            <text:p text:style-name="P16">characteristic polynomial</text:p>
          </table:table-cell>
        </table:table-row>
        <table:table-row>
          <table:table-cell table:style-name="Table7.A2" office:value-type="string">
            <text:p text:style-name="P17">det</text:p>
          </table:table-cell>
          <table:table-cell table:style-name="Table7.B2" office:value-type="string">
            <text:p text:style-name="P16">determinant</text:p>
          </table:table-cell>
        </table:table-row>
        <table:table-row>
          <table:table-cell table:style-name="Table7.A2" office:value-type="string">
            <text:p text:style-name="P17">size</text:p>
          </table:table-cell>
          <table:table-cell table:style-name="Table7.B2" office:value-type="string">
            <text:p text:style-name="P16">size</text:p>
          </table:table-cell>
        </table:table-row>
        <table:table-row>
          <table:table-cell table:style-name="Table7.A2" office:value-type="string">
            <text:p text:style-name="P17">norm</text:p>
          </table:table-cell>
          <table:table-cell table:style-name="Table7.B2" office:value-type="string">
            <text:p text:style-name="P16">1-norm, 2-norm, F-norm, &lt;infinity&gt;-norm*</text:p>
          </table:table-cell>
        </table:table-row>
        <table:table-row>
          <table:table-cell table:style-name="Table7.A2" office:value-type="string">
            <text:p text:style-name="P17">cond</text:p>
          </table:table-cell>
          <table:table-cell table:style-name="Table7.B2" office:value-type="string">
            <text:p text:style-name="P16">condition number in the 2-norm</text:p>
          </table:table-cell>
        </table:table-row>
        <table:table-row>
          <table:table-cell table:style-name="Table7.A17" office:value-type="string">
            <text:p text:style-name="P17">rank</text:p>
          </table:table-cell>
          <table:table-cell table:style-name="Table7.B17" office:value-type="string">
            <text:p text:style-name="P16">rank</text:p>
          </table:table-cell>
        </table:table-row>
      </table:table>
      <text:p text:style-name="Text_20_body"><text:span text:style-name="Teletype"><text:span text:style-name="T2">MATLAB functions may have single or multiple output arguments. For example,</text:span></text:span></text:p>
      <text:p text:style-name="Text_20_body"><text:span text:style-name="Teletype"><text:span text:style-name="T16">y = </text:span></text:span><text:span text:style-name="Teletype"><text:span text:style-name="T25">eig</text:span></text:span><text:span text:style-name="Teletype"><text:span text:style-name="T16">(A), or simply eig(A)</text:span></text:span></text:p>
      <text:p text:style-name="Text_20_body"><text:span text:style-name="Teletype"><text:span text:style-name="T2">produces a column vector containing the eigenvalues of A while</text:span></text:span></text:p>
      <text:p text:style-name="Text_20_body"><text:span text:style-name="Teletype"><text:span text:style-name="T16">[U,D] = eig(A)</text:span></text:span></text:p>
      <text:p text:style-name="Text_20_body"><text:span text:style-name="Teletype"><text:span text:style-name="T2">produces a matrix U whose columns are the eigenvectors of A and a diagonal matrix D with the eigenvalues of A on its diagonal. Try it.</text:span></text:span></text:p>
      <text:p text:style-name="Text_20_body"><text:span text:style-name="Teletype"><text:span text:style-name="T2"/></text:span></text:p>
      <text:h text:style-name="P24" text:outline-level="3"><text:span text:style-name="Teletype"><text:span text:style-name="T9">Submatrices and colon notation</text:span></text:span></text:h>
      <text:p text:style-name="Text_20_body"><text:span text:style-name="Teletype"><text:span text:style-name="T2">Vectors and submatrices are often used in MATLAB to achieve fairly complex data manipulation effects. "Colon notation" (which is used both to generate vectors and reference submatrices) and subscripting by vectors are keys to efficient manipulation of these objects.</text:span></text:span></text:p>
      <text:p text:style-name="Text_20_body"><text:soft-page-break/><text:span text:style-name="Teletype"><text:span text:style-name="T2">The expression</text:span></text:span><text:span text:style-name="Teletype"><text:span text:style-name="T16"> 1:5 </text:span></text:span><text:span text:style-name="Teletype"><text:span text:style-name="T2">(met earlier in for statements) is actually the row vector [1 2 3 4 5]. The numbers need not be integers nor the increment one. For example,</text:span></text:span></text:p>
      <text:p text:style-name="Text_20_body"><text:span text:style-name="Teletype"><text:span text:style-name="T16">0.2:0.2:1.2</text:span></text:span></text:p>
      <text:p text:style-name="Text_20_body"><text:span text:style-name="Teletype"><text:span text:style-name="T2">gives [0.2, 0.4, 0.6, 0.8, 1.0, 1.2], and</text:span></text:span></text:p>
      <text:p text:style-name="Text_20_body"><text:span text:style-name="Teletype"><text:span text:style-name="T16">5:-1:1</text:span></text:span></text:p>
      <text:p text:style-name="Text_20_body"><text:span text:style-name="Teletype"><text:span text:style-name="T2">gives [5 4 3 2 1]. The following statements will, for example, generate a table of sines. Try it.</text:span></text:span></text:p>
      <text:p text:style-name="Text_20_body"><text:span text:style-name="Teletype"><text:span text:style-name="T16">x = [0.0:0.1:2.0]';</text:span></text:span></text:p>
      <text:p text:style-name="Text_20_body"><text:span text:style-name="Teletype"><text:span text:style-name="T16">y = sin(x);</text:span></text:span></text:p>
      <text:p text:style-name="Text_20_body"><text:span text:style-name="Teletype"><text:span text:style-name="T16">[x y]</text:span></text:span></text:p>
      <text:p text:style-name="Text_20_body"><text:span text:style-name="Teletype"><text:span text:style-name="T2">Note that since sin operates entry-wise, it produces a vector y from the vector x.</text:span></text:span></text:p>
      <text:p text:style-name="Text_20_body"><text:span text:style-name="Teletype"><text:span text:style-name="T2"/></text:span></text:p>
      <text:p text:style-name="Text_20_body"><text:span text:style-name="Teletype"><text:span text:style-name="T2">The colon notation can be used to</text:span></text:span><text:span text:style-name="Teletype"><text:span text:style-name="T3"> access submatrices of a matrix</text:span></text:span><text:span text:style-name="Teletype"><text:span text:style-name="T2">. For example,</text:span></text:span></text:p>
      <text:p text:style-name="Text_20_body"><text:span text:style-name="Teletype"><text:span text:style-name="T16">A(1:4,3)</text:span></text:span></text:p>
      <text:p text:style-name="Text_20_body"><text:span text:style-name="Teletype"><text:span text:style-name="T2">is the column vector consisting of the first four entries of the third column of A. A colon by itself denotes an entire row or column:</text:span></text:span></text:p>
      <text:p text:style-name="Text_20_body"><text:span text:style-name="Teletype"><text:span text:style-name="T16">A(:,3)</text:span></text:span></text:p>
      <text:p text:style-name="Text_20_body"><text:span text:style-name="Teletype"><text:span text:style-name="T2">is the third column of A, and A(1:4,:) is the first four rows. Arbitrary integral vectors can be used as subscripts:</text:span></text:span></text:p>
      <text:p text:style-name="Text_20_body"><text:span text:style-name="Teletype"><text:span text:style-name="T16">A(:,[2 4])</text:span></text:span></text:p>
      <text:p text:style-name="Text_20_body"><text:span text:style-name="Teletype"><text:span text:style-name="T2">contains as columns, columns 2 and 4 of A. Such subscripting can be used on both sides of an assignment statement:</text:span></text:span></text:p>
      <text:p text:style-name="Text_20_body"><text:span text:style-name="Teletype"><text:span text:style-name="T16">A(:,[2 4 5]) = B(:,1:3)</text:span></text:span></text:p>
      <text:p text:style-name="Text_20_body"><text:span text:style-name="Teletype"><text:span text:style-name="T2">replaces columns 2,4,5 of b with the first three columns of B. Note that the entire altered matrix A is printed and assigned. Try it.</text:span></text:span></text:p>
      <text:p text:style-name="Text_20_body"><text:span text:style-name="Teletype"><text:span text:style-name="T2">Columns 2 and 4 of A can be multiplied on the right by the 2-by-2 matrix [1 2;3 4]:</text:span></text:span></text:p>
      <text:p text:style-name="Text_20_body"><text:span text:style-name="Teletype"><text:span text:style-name="T16">A(:,[2,4]) = A(:,[2,4]) * [1 2;3 4]</text:span></text:span></text:p>
      <text:p text:style-name="Text_20_body"><text:span text:style-name="Teletype"><text:span text:style-name="T2">Once again, the entire altered matrix is printed and assigned.</text:span></text:span></text:p>
      <text:p text:style-name="Text_20_body"><text:span text:style-name="Teletype"><text:span text:style-name="T2">If x is an n-vector, what is the effect of the statement </text:span></text:span><text:span text:style-name="Teletype"><text:span text:style-name="T16">x = x(n:-1:1)</text:span></text:span><text:span text:style-name="Teletype"><text:span text:style-name="T2">? Try it.</text:span></text:span></text:p>
      <text:p text:style-name="Text_20_body"><text:span text:style-name="Teletype"><text:span text:style-name="T2">To appreciate the usefulness of these features, compare these MATLAB statements with a Pascal, FORTRAN, or C routine to effect the same.</text:span></text:span></text:p>
      <text:p text:style-name="Text_20_body"><text:soft-page-break/><text:span text:style-name="Teletype"><text:span text:style-name="T2"/></text:span></text:p>
      <text:h text:style-name="Heading_20_3" text:outline-level="3"><text:span text:style-name="Teletype"><text:span text:style-name="T1">M-files</text:span></text:span></text:h>
      <text:p text:style-name="Text_20_body"><text:span text:style-name="Teletype"><text:span text:style-name="T2">There are two types of M-files: </text:span></text:span><text:span text:style-name="Teletype"><text:span text:style-name="T25">script files</text:span></text:span><text:span text:style-name="Teletype"><text:span text:style-name="T2"> and </text:span></text:span><text:span text:style-name="Teletype"><text:span text:style-name="T16">function </text:span></text:span><text:span text:style-name="Teletype"><text:span text:style-name="T25">files</text:span></text:span><text:span text:style-name="Teletype"><text:span text:style-name="T2">.</text:span></text:span></text:p>
      <text:p text:style-name="Text_20_body"><text:span text:style-name="Teletype"><text:span text:style-name="T3">Script files. </text:span></text:span><text:span text:style-name="Teletype"><text:span text:style-name="T2">A script file consists of a sequence of normal MATLAB statements. If the file has the filename, say, rotate.m, then the MATLAB command rotate will cause the statements in the file to be executed. Variables in a script file are global and will change the value of variables of the same name in the environment of the current MATLAB session.</text:span></text:span></text:p>
      <text:p text:style-name="Text_20_body"><text:span text:style-name="Teletype"><text:span text:style-name="T2">Script files are often used to enter data into a large matrix; in such a file, entry errors can be easily edited out. If, for example, one enters in a diskfile data.m</text:span></text:span></text:p>
      <text:p text:style-name="Text_20_body"><text:span text:style-name="Teletype"><text:span text:style-name="T2">A = [</text:span></text:span></text:p>
      <text:p text:style-name="Text_20_body"><text:span text:style-name="Teletype"><text:span text:style-name="T2">1 2 3 4</text:span></text:span></text:p>
      <text:p text:style-name="Text_20_body"><text:span text:style-name="Teletype"><text:span text:style-name="T2">5 6 7 8</text:span></text:span></text:p>
      <text:p text:style-name="Text_20_body"><text:span text:style-name="Teletype"><text:span text:style-name="T2">];</text:span></text:span></text:p>
      <text:p text:style-name="Text_20_body"><text:span text:style-name="Teletype"><text:span text:style-name="T2">then the MATLAB statement data will cause the assignment given in data.m to be carried out.</text:span></text:span></text:p>
      <text:p text:style-name="Text_20_body"><text:span text:style-name="Teletype"><text:span text:style-name="T2">An M-file can reference other M-files, including referencing itself recursively.</text:span></text:span></text:p>
      <text:p text:style-name="Text_20_body"><text:span text:style-name="Teletype"><text:span text:style-name="T3"/></text:span></text:p>
      <text:p text:style-name="Text_20_body"><text:span text:style-name="Teletype"><text:span text:style-name="T3">Function files. </text:span></text:span><text:span text:style-name="Teletype"><text:span text:style-name="T2">Variables in a function file are by default local. However, version 4.0 permits a variable to be declared global.</text:span></text:span></text:p>
      <text:p text:style-name="Text_20_body"><text:span text:style-name="Teletype"><text:span text:style-name="T2">We first illustrate with a simple example of a function file.</text:span></text:span></text:p>
      <text:p text:style-name="Text_20_body"><text:span text:style-name="Teletype"><text:span text:style-name="T16">function a = randint(m,n)</text:span></text:span></text:p>
      <text:p text:style-name="Text_20_body"><text:span text:style-name="Teletype"><text:span text:style-name="T16">%RANDINT Randomly generated integral matrix.</text:span></text:span></text:p>
      <text:p text:style-name="Text_20_body"><text:span text:style-name="Teletype"><text:span text:style-name="T16">% randint(m,n) returns an m-by-n such matrix with entries</text:span></text:span></text:p>
      <text:p text:style-name="Text_20_body"><text:span text:style-name="Teletype"><text:span text:style-name="T16">% between 0 and 9.</text:span></text:span></text:p>
      <text:p text:style-name="Text_20_body"><text:span text:style-name="Teletype"><text:span text:style-name="T16">a = floor(10*rand(m,n));</text:span></text:span></text:p>
      <text:p text:style-name="Text_20_body"><text:span text:style-name="Teletype"><text:span text:style-name="T2">A more general version of this function is the following:</text:span></text:span></text:p>
      <text:p text:style-name="Text_20_body"><text:span text:style-name="Teletype"><text:span text:style-name="T16">function a = randint(m,n,a,b)</text:span></text:span></text:p>
      <text:p text:style-name="Text_20_body"><text:span text:style-name="Teletype"><text:span text:style-name="T16">%RANDINT Randomly generated integral matrix.</text:span></text:span></text:p>
      <text:p text:style-name="Text_20_body"><text:span text:style-name="Teletype"><text:span text:style-name="T16">% randint(m,n) returns an m-by-n such matrix with entries</text:span></text:span></text:p>
      <text:p text:style-name="Text_20_body"><text:span text:style-name="Teletype"><text:span text:style-name="T16">% between 0 and 9.</text:span></text:span></text:p>
      <text:p text:style-name="Text_20_body"><text:soft-page-break/><text:span text:style-name="Teletype"><text:span text:style-name="T16">% rand(m,n,a,b) return entries between integers a and b.</text:span></text:span></text:p>
      <text:p text:style-name="Text_20_body"><text:span text:style-name="Teletype"><text:span text:style-name="T16">if nargin &lt; 3, a = 0, b = 9; end</text:span></text:span></text:p>
      <text:p text:style-name="Text_20_body"><text:span text:style-name="Teletype"><text:span text:style-name="T16">a = floor((b-a+1)*rand(m,n)) + a;</text:span></text:span></text:p>
      <text:p text:style-name="Text_20_body"><text:line-break/><text:span text:style-name="Teletype"><text:span text:style-name="T2">Note that use of </text:span></text:span><text:span text:style-name="Teletype"><text:span text:style-name="T25">nargin</text:span></text:span><text:span text:style-name="Teletype"><text:span text:style-name="T2"> ("number of input arguments") permits one to set a default value of an omitted input variable---such as a and b in the example.</text:span></text:span></text:p>
      <text:p text:style-name="Text_20_body"><text:span text:style-name="Teletype"><text:span text:style-name="T3"/></text:span></text:p>
      <text:p text:style-name="Text_20_body"><text:span text:style-name="Teletype"><text:span text:style-name="T2">A function may also have multiple output arguments. For example:</text:span></text:span></text:p>
      <text:p text:style-name="Text_20_body"><text:span text:style-name="Teletype"><text:span text:style-name="T16">function [mean, stdev] = stat(x)</text:span></text:span></text:p>
      <text:p text:style-name="Text_20_body"><text:span text:style-name="Teletype"><text:span text:style-name="T16">% STAT Mean and standard deviation</text:span></text:span></text:p>
      <text:p text:style-name="Text_20_body"><text:span text:style-name="Teletype"><text:span text:style-name="T16">% For a vector x, stat(x) returns the</text:span></text:span></text:p>
      <text:p text:style-name="Text_20_body"><text:span text:style-name="Teletype"><text:span text:style-name="T16">% mean and standard deviation of x.</text:span></text:span></text:p>
      <text:p text:style-name="Text_20_body"><text:span text:style-name="Teletype"><text:span text:style-name="T16">% For a matrix x, stat(x) returns two row vectors containing,</text:span></text:span></text:p>
      <text:p text:style-name="Text_20_body"><text:span text:style-name="Teletype"><text:span text:style-name="T16">% respectively, the mean and standard deviation of each column.</text:span></text:span></text:p>
      <text:p text:style-name="Text_20_body"><text:span text:style-name="Teletype"><text:span text:style-name="T16">[m n] = size(x);</text:span></text:span></text:p>
      <text:p text:style-name="Text_20_body"><text:span text:style-name="Teletype"><text:span text:style-name="T16">if m == 1</text:span></text:span></text:p>
      <text:p text:style-name="Text_20_body"><text:span text:style-name="Teletype"><text:span text:style-name="T16">m = n; % handle case of a row vector</text:span></text:span></text:p>
      <text:p text:style-name="Text_20_body"><text:span text:style-name="Teletype"><text:span text:style-name="T16">end</text:span></text:span></text:p>
      <text:p text:style-name="Text_20_body"><text:span text:style-name="Teletype"><text:span text:style-name="T16">mean = sum(x)/m;</text:span></text:span></text:p>
      <text:p text:style-name="Text_20_body"><text:span text:style-name="Teletype"><text:span text:style-name="T16">stdev = sqrt(sum(x.^2)/m - mean.^2);</text:span></text:span></text:p>
      <text:p text:style-name="Text_20_body"><text:span text:style-name="Teletype"><text:span text:style-name="T2">Once this is placed in a diskfile stat.m, a MATLAB command [xm, xd] = stat(x), for example, will assign the mean and standard deviation of the entries in the vector x to xm and xd, respectively. Single assignments can also be made with a function having multiple output arguments. For example, xm = stat(x) (no brackets needed around xm) will assign the mean of x to xm.</text:span></text:span></text:p>
      <text:p text:style-name="Text_20_body"><text:span text:style-name="Teletype"><text:span text:style-name="T3"/></text:span></text:p>
      <text:p text:style-name="Text_20_body"><text:span text:style-name="Teletype"><text:span text:style-name="T2">The following function, which gives the greatest common divisor of two integers via the Euclidean algorithm, illustrates the use of an error message (see the next section).</text:span></text:span></text:p>
      <text:p text:style-name="Text_20_body"><text:span text:style-name="Teletype"><text:span text:style-name="T16">function a = gcd(a,b)</text:span></text:span></text:p>
      <text:p text:style-name="Text_20_body"><text:span text:style-name="Teletype"><text:span text:style-name="T16">% GCD Greatest common divisor</text:span></text:span></text:p>
      <text:p text:style-name="Text_20_body"><text:span text:style-name="Teletype"><text:span text:style-name="T16">% gcd(a,b) is the greatest common divisor of</text:span></text:span></text:p>
      <text:p text:style-name="Text_20_body"><text:span text:style-name="Teletype"><text:span text:style-name="T16">% the integers a and b, not both zero.</text:span></text:span></text:p>
      <text:p text:style-name="Text_20_body"><text:span text:style-name="Teletype"><text:span text:style-name="T16">a = round(abs(a)); b = round(abs(b));</text:span></text:span></text:p>
      <text:p text:style-name="Text_20_body"><text:soft-page-break/><text:span text:style-name="Teletype"><text:span text:style-name="T16">if a == 0 &amp; b == 0</text:span></text:span></text:p>
      <text:p text:style-name="Text_20_body"><text:span text:style-name="Teletype"><text:span text:style-name="T25">error</text:span></text:span><text:span text:style-name="Teletype"><text:span text:style-name="T16">('The gcd is not defined when both numbers are zero')</text:span></text:span></text:p>
      <text:p text:style-name="Text_20_body"><text:span text:style-name="Teletype"><text:span text:style-name="T16">else</text:span></text:span></text:p>
      <text:p text:style-name="Text_20_body"><text:span text:style-name="Teletype"><text:span text:style-name="T16">while b ~= 0</text:span></text:span></text:p>
      <text:p text:style-name="Text_20_body"><text:span text:style-name="Teletype"><text:span text:style-name="T16">r = rem(a,b)</text:span></text:span></text:p>
      <text:p text:style-name="Text_20_body"><text:span text:style-name="Teletype"><text:span text:style-name="T16">a = b; b = r;</text:span></text:span></text:p>
      <text:p text:style-name="Text_20_body"><text:span text:style-name="Teletype"><text:span text:style-name="T16">end</text:span></text:span></text:p>
      <text:p text:style-name="Text_20_body"><text:span text:style-name="Teletype"><text:span text:style-name="T16">end</text:span></text:span></text:p>
      <text:p text:style-name="Text_20_body"><text:span text:style-name="Teletype"><text:span text:style-name="T2"/></text:span></text:p>
      <text:p text:style-name="Text_20_body"><text:span text:style-name="Teletype"><text:span text:style-name="T2">Some more advanced features are illustrated by the following function. As noted earlier, some of the input arguments of a function---such as tol in the example, may be made optional through use of </text:span></text:span><text:span text:style-name="Teletype"><text:span text:style-name="T25">nargin</text:span></text:span><text:span text:style-name="Teletype"><text:span text:style-name="T2"> ("number of input arguments"). The variable </text:span></text:span><text:span text:style-name="Teletype"><text:span text:style-name="T25">nargout</text:span></text:span><text:span text:style-name="Teletype"><text:span text:style-name="T2"> can be similarly used. </text:span></text:span></text:p>
      <text:p text:style-name="Text_20_body"><text:span text:style-name="Teletype"><text:span text:style-name="T16">function [b, steps] = bisect(fun, x, tol)</text:span></text:span></text:p>
      <text:p text:style-name="Text_20_body"><text:span text:style-name="Teletype"><text:span text:style-name="T16">%BISECT Zero of a function of one variable via the bisection method.</text:span></text:span></text:p>
      <text:p text:style-name="Text_20_body"><text:span text:style-name="Teletype"><text:span text:style-name="T16">% bisect(fun,x) returns a zero of the function. fun is a string</text:span></text:span></text:p>
      <text:p text:style-name="Text_20_body"><text:span text:style-name="Teletype"><text:span text:style-name="T16">% containing the name of a real-valued function of a single</text:span></text:span></text:p>
      <text:p text:style-name="Text_20_body"><text:span text:style-name="Teletype"><text:span text:style-name="T16">% real variable; ordinarily functions are defined in M-files.</text:span></text:span></text:p>
      <text:p text:style-name="Text_20_body"><text:span text:style-name="Teletype"><text:span text:style-name="T16">% x is a starting guess. The value returned is near a point</text:span></text:span></text:p>
      <text:p text:style-name="Text_20_body"><text:span text:style-name="Teletype"><text:span text:style-name="T16">% where fun changes sign. For example,</text:span></text:span></text:p>
      <text:p text:style-name="Text_20_body"><text:span text:style-name="Teletype"><text:span text:style-name="T16">% bisect('sin',3) is pi. Note the quotes around sin.</text:span></text:span></text:p>
      <text:p text:style-name="Text_20_body"><text:span text:style-name="Teletype"><text:span text:style-name="T16">%</text:span></text:span></text:p>
      <text:p text:style-name="Text_20_body"><text:span text:style-name="Teletype"><text:span text:style-name="T16">% An optional third input argument sets a tolerence for the</text:span></text:span></text:p>
      <text:p text:style-name="Text_20_body"><text:span text:style-name="Teletype"><text:span text:style-name="T16">% relative accuracy of the result. The default is eps.</text:span></text:span></text:p>
      <text:p text:style-name="Text_20_body"><text:span text:style-name="Teletype"><text:span text:style-name="T16">% An optional second output argument gives a matrix containing a</text:span></text:span></text:p>
      <text:p text:style-name="Text_20_body"><text:span text:style-name="Teletype"><text:span text:style-name="T16">% trace of the steps; the rows are of form [c f(c)].</text:span></text:span></text:p>
      <text:p text:style-name="Text_20_body"><text:span text:style-name="Teletype"><text:span text:style-name="T16"> </text:span></text:span></text:p>
      <text:p text:style-name="Text_20_body"><text:span text:style-name="Teletype"><text:span text:style-name="T16">% Initialization</text:span></text:span></text:p>
      <text:p text:style-name="Text_20_body"><text:span text:style-name="Teletype"><text:span text:style-name="T16">if nargin &lt; 3, tol = eps; end</text:span></text:span></text:p>
      <text:p text:style-name="Text_20_body"><text:span text:style-name="Teletype"><text:span text:style-name="T16">trace = (nargout == 2);</text:span></text:span></text:p>
      <text:p text:style-name="Text_20_body"><text:span text:style-name="Teletype"><text:span text:style-name="T16">if x ~= 0, dx = x/20; else, dx = 1/20; end</text:span></text:span></text:p>
      <text:p text:style-name="Text_20_body"><text:span text:style-name="Teletype"><text:span text:style-name="T16">a = x - dx; fa = feval(fun,a);</text:span></text:span></text:p>
      <text:p text:style-name="Text_20_body"><text:span text:style-name="Teletype"><text:span text:style-name="T16">b = x + dx; fb = feval(fun,b);</text:span></text:span></text:p>
      <text:p text:style-name="Text_20_body"><text:soft-page-break/><text:span text:style-name="Teletype"><text:span text:style-name="T16"> </text:span></text:span></text:p>
      <text:p text:style-name="Text_20_body"><text:span text:style-name="Teletype"><text:span text:style-name="T16">% Find change of sign.</text:span></text:span></text:p>
      <text:p text:style-name="Text_20_body"><text:span text:style-name="Teletype"><text:span text:style-name="T16">while (fa &gt; 0) == (fb &gt; 0)</text:span></text:span></text:p>
      <text:p text:style-name="Text_20_body"><text:span text:style-name="Teletype"><text:span text:style-name="T16">dx = 2.0*dx;</text:span></text:span></text:p>
      <text:p text:style-name="Text_20_body"><text:span text:style-name="Teletype"><text:span text:style-name="T16">a = x - dx; fa = feval(fun,a);</text:span></text:span></text:p>
      <text:p text:style-name="Text_20_body"><text:span text:style-name="Teletype"><text:span text:style-name="T16">if (fa &gt; 0) ~= (fb &gt; 0), break, end</text:span></text:span></text:p>
      <text:p text:style-name="Text_20_body"><text:span text:style-name="Teletype"><text:span text:style-name="T16">b = x + dx; fb = feval(fun,b);</text:span></text:span></text:p>
      <text:p text:style-name="Text_20_body"><text:span text:style-name="Teletype"><text:span text:style-name="T16">end</text:span></text:span></text:p>
      <text:p text:style-name="Text_20_body"><text:span text:style-name="Teletype"><text:span text:style-name="T16">if trace, steps = [a fa; b fb] end</text:span></text:span></text:p>
      <text:p text:style-name="Text_20_body"><text:span text:style-name="Teletype"><text:span text:style-name="T16"> </text:span></text:span></text:p>
      <text:p text:style-name="Text_20_body"><text:span text:style-name="Teletype"><text:span text:style-name="T16">% Main loop</text:span></text:span></text:p>
      <text:p text:style-name="Text_20_body"><text:span text:style-name="Teletype"><text:span text:style-name="T16">while abs(b - a) &gt; 2.0*tol*max(abs(b),1.0)</text:span></text:span></text:p>
      <text:p text:style-name="Text_20_body"><text:span text:style-name="Teletype"><text:span text:style-name="T16">c = a + 0.5*(b - a); fc = feval(fun,c);</text:span></text:span></text:p>
      <text:p text:style-name="Text_20_body"><text:span text:style-name="Teletype"><text:span text:style-name="T16">if trace, steps = [steps; [c fc]];</text:span></text:span></text:p>
      <text:p text:style-name="Text_20_body"><text:span text:style-name="Teletype"><text:span text:style-name="T16">if (fb &gt; 0) == (fc &gt; 0)</text:span></text:span></text:p>
      <text:p text:style-name="Text_20_body"><text:span text:style-name="Teletype"><text:span text:style-name="T16">b = c; fb = fc;</text:span></text:span></text:p>
      <text:p text:style-name="Text_20_body"><text:span text:style-name="Teletype"><text:span text:style-name="T16">else</text:span></text:span></text:p>
      <text:p text:style-name="Text_20_body"><text:span text:style-name="Teletype"><text:span text:style-name="T16">a = c; fa = fc;</text:span></text:span></text:p>
      <text:p text:style-name="Text_20_body"><text:span text:style-name="Teletype"><text:span text:style-name="T16">end</text:span></text:span></text:p>
      <text:p text:style-name="Text_20_body"><text:span text:style-name="Teletype"><text:span text:style-name="T16">end</text:span></text:span></text:p>
      <text:p text:style-name="Text_20_body"><text:span text:style-name="Teletype"><text:span text:style-name="T2">Some of MATLAB's functions are built-in while others are distributed as M-files. The actual listing of any M-file---MATLAB's or your own---can be viewed with the MATLAB command </text:span></text:span><text:span text:style-name="Teletype"><text:span text:style-name="T25">type functionname</text:span></text:span><text:span text:style-name="Teletype"><text:span text:style-name="T2">. Try entering </text:span></text:span><text:span text:style-name="Teletype"><text:span text:style-name="T16">type eig, type vander, </text:span></text:span><text:span text:style-name="Teletype"><text:span text:style-name="T12">and</text:span></text:span><text:span text:style-name="Teletype"><text:span text:style-name="T16"> type rank</text:span></text:span><text:span text:style-name="Teletype"><text:span text:style-name="T2">.</text:span></text:span></text:p>
      <text:p text:style-name="Text_20_body"><text:span text:style-name="Teletype"><text:span text:style-name="T2"/></text:span></text:p>
      <text:h text:style-name="Heading_20_3" text:outline-level="3"><text:span text:style-name="Teletype"><text:span text:style-name="T1">Text strings, error messages, input</text:span></text:span></text:h>
      <text:p text:style-name="Text_20_body"><text:span text:style-name="Teletype"><text:span text:style-name="T2">Text strings are entered into MATLAB surrounded by single quotes. For example,</text:span></text:span></text:p>
      <text:p text:style-name="Text_20_body"><text:span text:style-name="Teletype"><text:span text:style-name="T16">s = 'This is a test'</text:span></text:span></text:p>
      <text:p text:style-name="Text_20_body"><text:span text:style-name="Teletype"><text:span text:style-name="T2">Text strings can be displayed with the function </text:span></text:span><text:span text:style-name="Teletype"><text:span text:style-name="T25">disp</text:span></text:span><text:span text:style-name="Teletype"><text:span text:style-name="T2">. For example:</text:span></text:span></text:p>
      <text:p text:style-name="Text_20_body"><text:span text:style-name="Teletype"><text:span text:style-name="T16">disp('this message is hereby displayed')</text:span></text:span></text:p>
      <text:p text:style-name="Text_20_body"><text:span text:style-name="Teletype"><text:span text:style-name="T2">Error messages are best displayed with the function </text:span></text:span><text:span text:style-name="Teletype"><text:span text:style-name="T25">error</text:span></text:span></text:p>
      <text:p text:style-name="Text_20_body"><text:soft-page-break/><text:span text:style-name="Teletype"><text:span text:style-name="T16">error('Sorry, the matrix must be symmetric')</text:span></text:span></text:p>
      <text:p text:style-name="Text_20_body"><text:span text:style-name="Teletype"><text:span text:style-name="T2">since when placed in an M-File, it causes execution to exit the M-file.s</text:span></text:span></text:p>
      <text:p text:style-name="Text_20_body"><text:span text:style-name="Teletype"><text:span text:style-name="T2"/></text:span></text:p>
      <text:p text:style-name="Text_20_body"><text:span text:style-name="Teletype"><text:span text:style-name="T2">In an M-file the user can be prompted to interactively enter input data with the function </text:span></text:span><text:span text:style-name="Teletype"><text:span text:style-name="T25">input</text:span></text:span><text:span text:style-name="Teletype"><text:span text:style-name="T2">. When, for example, the statement</text:span></text:span></text:p>
      <text:p text:style-name="Text_20_body"><text:span text:style-name="Teletype"><text:span text:style-name="T16">iter = input('Enter the number of iterations: ')</text:span></text:span></text:p>
      <text:p text:style-name="Text_20_body"><text:span text:style-name="Teletype"><text:span text:style-name="T2"/></text:span></text:p>
      <text:h text:style-name="Heading_20_3" text:outline-level="3"><text:span text:style-name="Teletype"><text:span text:style-name="T1">Output format</text:span></text:span></text:h>
      <text:p text:style-name="Text_20_body"><text:span text:style-name="Teletype"><text:span text:style-name="T2">While all computations in MATLAB are performed in double precision, the format of the displayed output can be controlled by the following commands. </text:span></text:span></text:p>
      <table:table table:name="Table8" table:style-name="Table8">
        <table:table-column table:style-name="Table8.A"/>
        <table:table-column table:style-name="Table8.B"/>
        <table:table-row>
          <table:table-cell table:style-name="Table8.A1" office:value-type="string">
            <text:p text:style-name="P19"><text:span text:style-name="Teletype"><text:span text:style-name="T29">format short</text:span></text:span></text:p>
          </table:table-cell>
          <table:table-cell table:style-name="Table8.B1" office:value-type="string">
            <text:p text:style-name="P16">fixed point with 4 decimal places (the default) </text:p>
          </table:table-cell>
        </table:table-row>
        <table:table-row>
          <table:table-cell table:style-name="Table8.A2" office:value-type="string">
            <text:p text:style-name="P19"><text:span text:style-name="Teletype"><text:span text:style-name="T29">format long</text:span></text:span></text:p>
          </table:table-cell>
          <table:table-cell table:style-name="Table8.B2" office:value-type="string">
            <text:p text:style-name="P16">fixed point with 14 decimal place</text:p>
          </table:table-cell>
        </table:table-row>
        <table:table-row>
          <table:table-cell table:style-name="Table8.A2" office:value-type="string">
            <text:p text:style-name="P19"><text:span text:style-name="Teletype"><text:span text:style-name="T29">format short e</text:span></text:span></text:p>
          </table:table-cell>
          <table:table-cell table:style-name="Table8.B2" office:value-type="string">
            <text:p text:style-name="P16">scientific notation with 4 decimal places</text:p>
          </table:table-cell>
        </table:table-row>
        <table:table-row>
          <table:table-cell table:style-name="Table8.A4" office:value-type="string">
            <text:p text:style-name="P19"><text:span text:style-name="Teletype"><text:span text:style-name="T29">format long e</text:span></text:span></text:p>
          </table:table-cell>
          <table:table-cell table:style-name="Table8.B4" office:value-type="string">
            <text:p text:style-name="P16">scientific notation with 15 decimal places</text:p>
          </table:table-cell>
        </table:table-row>
      </table:table>
      <text:p text:style-name="Text_20_body"><text:span text:style-name="Teletype"><text:span text:style-name="T2">Once invoked, the chosen format remains in effect until changed.</text:span></text:span></text:p>
      <text:p text:style-name="Text_20_body"><text:span text:style-name="Teletype"><text:span text:style-name="T2">The command </text:span></text:span><text:span text:style-name="Teletype"><text:span text:style-name="T16">format compact</text:span></text:span><text:span text:style-name="Teletype"><text:span text:style-name="T2"> will suppress most blank lines allowing more information to be placed on the screen or page. It is independent of the other format commands.</text:span></text:span></text:p>
      <text:p text:style-name="Text_20_body"><text:span text:style-name="Teletype"><text:span text:style-name="T2"/></text:span></text:p>
      <text:h text:style-name="Heading_20_3" text:outline-level="3"><text:span text:style-name="Teletype"><text:span text:style-name="T1">Hardcopy</text:span></text:span></text:h>
      <text:p text:style-name="Text_20_body"><text:span text:style-name="Teletype"><text:span text:style-name="T2">Hardcopy is most easily obtained with the </text:span></text:span><text:span text:style-name="Teletype"><text:span text:style-name="T25">diary</text:span></text:span><text:span text:style-name="Teletype"><text:span text:style-name="T2"> command. The command</text:span></text:span></text:p>
      <text:p text:style-name="Text_20_body"><text:span text:style-name="Teletype"><text:span text:style-name="T16">diary filename</text:span></text:span></text:p>
      <text:p text:style-name="Text_20_body"><text:span text:style-name="Teletype"><text:span text:style-name="T2">causes what appears subsequently on the screen (except graphics) to be written to the named diskfile (if the filename is omitted it will be written to a default file named diary) until one gives the command </text:span></text:span><text:span text:style-name="Teletype"><text:span text:style-name="T25">diary off</text:span></text:span><text:span text:style-name="Teletype"><text:span text:style-name="T2">; the command </text:span></text:span><text:span text:style-name="Teletype"><text:span text:style-name="T25">diary on</text:span></text:span><text:span text:style-name="Teletype"><text:span text:style-name="T16"> </text:span></text:span><text:span text:style-name="Teletype"><text:span text:style-name="T2">will cause writing to the file to resume, etc. When finished, you can edit the file as desired and print it out on the local system. The !-feature (see section 14) will permit you to edit and print the file without leaving MATLAB.</text:span></text:span></text:p>
      <text:p text:style-name="Text_20_body"><text:span text:style-name="Teletype"><text:span text:style-name="T2"/></text:span></text:p>
      <text:h text:style-name="P24" text:outline-level="3"><text:soft-page-break/><text:span text:style-name="Teletype"><text:span text:style-name="T1">Graphics</text:span></text:span></text:h>
      <text:p text:style-name="Text_20_body"><text:span text:style-name="Teletype"><text:span text:style-name="T2">When in the graphics screen, pressing any key will return you to the command screen while the command </text:span></text:span><text:span text:style-name="Teletype"><text:span text:style-name="T25">shg</text:span></text:span><text:span text:style-name="Teletype"><text:span text:style-name="T2"> (show graph) will then return you to the current graphics screen.</text:span></text:span></text:p>
      <text:p text:style-name="Text_20_body"><text:span text:style-name="Teletype"><text:span text:style-name="T2">You can draw the graph of y = e^(-x^2) over the interval -1.5 to 1.5 as follows:</text:span></text:span></text:p>
      <text:p text:style-name="Text_20_body"><text:span text:style-name="Teletype"><text:span text:style-name="T16">x = -1.5:.01:1.5; y = exp(-x.^2); plot(x,y)</text:span></text:span></text:p>
      <text:p text:style-name="Text_20_body"><text:span text:style-name="Teletype"><text:span text:style-name="T2">Note that one must precede ^ by a period to ensure that it operates entrywise.</text:span></text:span></text:p>
      <text:p text:style-name="Text_20_body"><text:span text:style-name="Teletype"><text:span text:style-name="T2"/></text:span></text:p>
      <text:p text:style-name="Text_20_body"><text:span text:style-name="Teletype"><text:span text:style-name="T2">Plots of parametrically defined curves can also be made. Try, for example,</text:span></text:span></text:p>
      <text:p text:style-name="Text_20_body"><text:span text:style-name="Teletype"><text:span text:style-name="T16">t=0:.001:2*pi; x=cos(3*t); y=sin(2*t); plot(x,y)</text:span></text:span></text:p>
      <text:p text:style-name="Text_20_body"><text:span text:style-name="Teletype"><text:span text:style-name="T2">The command grid will place </text:span></text:span><text:span text:style-name="Teletype"><text:span text:style-name="T16">grid</text:span></text:span><text:span text:style-name="Teletype"><text:span text:style-name="T2"> lines on the current graph.</text:span></text:span></text:p>
      <text:p text:style-name="Text_20_body"><text:span text:style-name="Teletype"><text:span text:style-name="T2"/></text:span></text:p>
      <text:p text:style-name="Text_20_body"><text:span text:style-name="Teletype"><text:span text:style-name="T2">The graphs can be given titles, axes labeled, and text placed within the graph with the following commands which take a string as an argument.</text:span></text:span></text:p>
      <text:p text:style-name="P8"> </text:p>
      <table:table table:name="Table9" table:style-name="Table9">
        <table:table-column table:style-name="Table9.A"/>
        <table:table-column table:style-name="Table9.B"/>
        <table:table-row>
          <table:table-cell table:style-name="Table9.A1" office:value-type="string">
            <text:p text:style-name="P17">title</text:p>
          </table:table-cell>
          <table:table-cell table:style-name="Table9.B1" office:value-type="string">
            <text:p text:style-name="P16">graph title</text:p>
          </table:table-cell>
        </table:table-row>
        <table:table-row>
          <table:table-cell table:style-name="Table9.A2" office:value-type="string">
            <text:p text:style-name="P17">xlabel</text:p>
          </table:table-cell>
          <table:table-cell table:style-name="Table9.B2" office:value-type="string">
            <text:p text:style-name="P16">x-axis label</text:p>
          </table:table-cell>
        </table:table-row>
        <table:table-row>
          <table:table-cell table:style-name="Table9.A2" office:value-type="string">
            <text:p text:style-name="P17">ylabel</text:p>
          </table:table-cell>
          <table:table-cell table:style-name="Table9.B2" office:value-type="string">
            <text:p text:style-name="P16">y-axis label</text:p>
          </table:table-cell>
        </table:table-row>
        <table:table-row>
          <table:table-cell table:style-name="Table9.A2" office:value-type="string">
            <text:p text:style-name="P17">gtext</text:p>
          </table:table-cell>
          <table:table-cell table:style-name="Table9.B2" office:value-type="string">
            <text:p text:style-name="P16">interactively-positioned text</text:p>
          </table:table-cell>
        </table:table-row>
        <table:table-row>
          <table:table-cell table:style-name="Table9.A5" office:value-type="string">
            <text:p text:style-name="P17">text</text:p>
          </table:table-cell>
          <table:table-cell table:style-name="Table9.B5" office:value-type="string">
            <text:p text:style-name="P16">position text at specified coordinates</text:p>
          </table:table-cell>
        </table:table-row>
      </table:table>
      <text:p text:style-name="Text_20_body"><text:span text:style-name="Teletype"><text:span text:style-name="T2">By default, the axes are auto-scaled. This can be overridden by the command </text:span></text:span><text:span text:style-name="Teletype"><text:span text:style-name="T25">axis</text:span></text:span><text:span text:style-name="Teletype"><text:span text:style-name="T2">. </text:span></text:span></text:p>
      <text:p text:style-name="Text_20_body"><text:span text:style-name="Teletype"><text:span text:style-name="T2">Two ways to make multiple plots on a single graph are illustrated by</text:span></text:span></text:p>
      <text:p text:style-name="Text_20_body"><text:span text:style-name="Teletype"><text:span text:style-name="T16">x=0:.01:2*pi;y1=sin(x);y2=sin(2*x);y3=sin(4*x);plot(x,y1,x,y2,x,y3)</text:span></text:span></text:p>
      <text:p text:style-name="Text_20_body"><text:span text:style-name="Teletype"><text:span text:style-name="T2">and by forming a matrix Y containing the functional values as columns</text:span></text:span></text:p>
      <text:p text:style-name="Text_20_body"><text:span text:style-name="Teletype"><text:span text:style-name="T16">x=0:.01:2*pi; Y=[sin(x)', sin(2*x)', sin(4*x)']; plot(x,Y)</text:span></text:span></text:p>
      <text:p text:style-name="Text_20_body"><text:span text:style-name="Teletype"><text:span text:style-name="T16"/></text:span></text:p>
      <text:p text:style-name="Text_20_body"><text:span text:style-name="Teletype"><text:span text:style-name="T2">Another way is with </text:span></text:span><text:span text:style-name="Teletype"><text:span text:style-name="T16">hold</text:span></text:span><text:span text:style-name="Teletype"><text:span text:style-name="T2">. The command hold freezes the current graphics screen so that subsequent plots are superimposed on it. Entering hold again releases the "hold." The commands </text:span></text:span></text:p>
      <text:p text:style-name="Text_20_body"><text:span text:style-name="Teletype"><text:span text:style-name="T25">hold on</text:span></text:span><text:span text:style-name="Teletype"><text:span text:style-name="T16"> </text:span></text:span><text:span text:style-name="Teletype"><text:span text:style-name="T2">and </text:span></text:span><text:span text:style-name="Teletype"><text:span text:style-name="T25">hold off</text:span></text:span><text:span text:style-name="Teletype"><text:span text:style-name="T2"> are also available in version 4.0. One can override the default linetypes and </text:span></text:span><text:soft-page-break/><text:span text:style-name="Teletype"><text:span text:style-name="T2">pointtypes. For example,</text:span></text:span></text:p>
      <text:p text:style-name="Text_20_body"><text:span text:style-name="Teletype"><text:span text:style-name="T16">x=0:.01:2*pi; y1=sin(x); y2=sin(2*x); y3=sin(4*x); plot(x,y1,'--',x,y2,':',x,y3,'+')</text:span></text:span></text:p>
      <text:p text:style-name="Text_20_body"><text:span text:style-name="Teletype"><text:span text:style-name="T2">renders a dashed line and dotted line for the first two graphs while for the third the symbol + is placed at each node. The line- and mark-types are</text:span></text:span></text:p>
      <text:p text:style-name="Text_20_body"><text:span text:style-name="Teletype"><text:span text:style-name="T16">Linetypes: solid (-), dashed (\tt--). dotted (:), dashdot (-.)</text:span></text:span></text:p>
      <text:p text:style-name="Text_20_body"><text:span text:style-name="Teletype"><text:span text:style-name="T16">Marktypes: point (.), plus (+), star (*), circle (o), x-mark (x)</text:span></text:span></text:p>
      <text:p text:style-name="Text_20_body"><text:span text:style-name="Teletype"><text:span text:style-name="T2">See </text:span></text:span><text:span text:style-name="Teletype"><text:span text:style-name="T16">help plot</text:span></text:span><text:span text:style-name="Teletype"><text:span text:style-name="T2"> for line and mark colors.</text:span></text:span></text:p>
      <text:p text:style-name="Text_20_body"><text:span text:style-name="Teletype"><text:span text:style-name="T2"/></text:span></text:p>
      <text:p text:style-name="Text_20_body"><text:span text:style-name="Teletype"><text:span text:style-name="T2">The command </text:span></text:span><text:span text:style-name="Teletype"><text:span text:style-name="T25">subplot</text:span></text:span><text:span text:style-name="Teletype"><text:span text:style-name="T2"> can be used to partition the screen so that up to four plots can be viewed simultaneously. See </text:span></text:span><text:span text:style-name="Teletype"><text:span text:style-name="T25">help subplot</text:span></text:span><text:span text:style-name="Teletype"><text:span text:style-name="T2">.</text:span></text:span></text:p>
      <text:p text:style-name="Text_20_body"><text:span text:style-name="Teletype"><text:span text:style-name="T2"/></text:span></text:p>
      <text:p text:style-name="Text_20_body"><text:span text:style-name="Teletype"><text:span text:style-name="T2">In version 4.0, the 3-D graphics capabilities of MATLAB have been considerably expanded. Consult the on-line help for </text:span></text:span><text:span text:style-name="Teletype"><text:span text:style-name="T25">plot3</text:span></text:span><text:span text:style-name="Teletype"><text:span text:style-name="T2">, </text:span></text:span><text:span text:style-name="Teletype"><text:span text:style-name="T25">mesh</text:span></text:span><text:span text:style-name="Teletype"><text:span text:style-name="T2">, and </text:span></text:span><text:span text:style-name="Teletype"><text:span text:style-name="T25">surf</text:span></text:span><text:span text:style-name="Teletype"><text:span text:style-nam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icrosoft YaHei" svg:font-family="'Microsoft YaHei'"/>
    <style:font-face style:name="OpenSymbol" svg:font-family="OpenSymbol"/>
    <style:font-face style:name="monospace" svg:font-family="monospace"/>
    <style:font-face style:name="Droid Sans Mono" svg:font-family="'Droid Sans Mono'" style:font-family-generic="modern" style:font-pitch="fixed"/>
    <style:font-face style:name="Lohit Hindi2" svg:font-family="'Lohit Hindi'" style:font-family-generic="modern" style:font-pitch="fixed"/>
    <style:font-face style:name="Monaco" svg:font-family="Monaco" style:font-family-generic="modern" style:font-pitch="fixed"/>
    <style:font-face style:name="微软雅黑2" svg:font-family="微软雅黑" style:font-family-generic="modern" style:font-pitch="fixed"/>
    <style:font-face style:name="Microsoft YaHei1" svg:font-family="'Microsoft YaHei'" style:font-pitch="variable"/>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1"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微软雅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微软雅黑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微软雅黑1"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roid Sans Mono" style:font-name-asian="微软雅黑2"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a xlink:type="simple" xlink:href="http://www.math.ucsd.edu/~bdriver/21d-s99/matlab-primer.html"/></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uzhezhao </meta:initial-creator>
    <meta:creation-date>2014-04-22T13:18:22</meta:creation-date>
    <meta:generator>LibreOffice/3.5$Linux_X86_64 LibreOffice_project/350m1$Build-2</meta:generator>
    <dc:date>2014-04-23T13:50:02</dc:date>
    <dc:creator>xuzhezhao </dc:creator>
    <meta:editing-duration>PT3H58M</meta:editing-duration>
    <meta:editing-cycles>170</meta:editing-cycles>
    <meta:document-statistic meta:table-count="9" meta:image-count="0" meta:object-count="0" meta:page-count="15" meta:paragraph-count="387" meta:word-count="2943" meta:character-count="16364" meta:non-whitespace-character-count="13799"/>
  </office:meta>
</office:document-meta>
</file>